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893cm" fo:min-width="27.015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6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32.65cm" fo:min-width="110.9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2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4.7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6.1cm"/>
    </style:style>
    <style:style style:name="gr35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53.35cm" fo:min-width="110.6cm"/>
    </style:style>
    <style:style style:name="gr36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8.55cm" fo:min-width="110.7cm"/>
    </style:style>
    <style:style style:name="gr37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248cm" fo:min-width="2.8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488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5.712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7.7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4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4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2cm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0cm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0.367cm"/>
    </style:style>
    <style:style style:name="gr49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6.524cm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5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1cm"/>
    </style:style>
    <style:style style:name="gr5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1cm"/>
    </style:style>
    <style:style style:name="gr5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7cm"/>
    </style:style>
    <style:style style:name="gr5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5cm"/>
    </style:style>
    <style:style style:name="gr5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cm"/>
    </style:style>
    <style:style style:name="gr5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5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18" style:family="paragraph">
      <loext:graphic-properties draw:fill-color="#000000"/>
      <style:paragraph-properties fo:text-align="center"/>
      <style:text-properties fo:font-weight="bold"/>
    </style:style>
    <style:style style:name="P1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5pt" style:font-size-asian="5pt" style:font-size-complex="5pt"/>
    </style:style>
    <style:style style:name="T7" style:family="text">
      <style:text-properties fo:font-size="4pt" style:font-size-asian="4pt" style:font-size-complex="4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3pt" style:font-size-asian="3pt" style:font-size-complex="3pt"/>
    </style:style>
    <style:style style:name="T11" style:family="text">
      <style:text-properties fo:color="#000000" fo:font-size="6pt" fo:background-color="transparent" style:font-size-asian="6pt" style:font-size-complex="6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515cm" svg:height="2.143cm" svg:x="84.7cm" svg:y="5.7cm">
          <draw:text-box>
            <text:p><text:span text:style-name="T1"><text:file-name text:display="name">005-014-QMBHWTunnelMultiReorg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1.717cm" svg:y="102.302cm">
            <draw:text-box>
              <text:p text:style-name="P2"><text:span text:style-name="T2">QMSensor</text:span></text:p>
            </draw:text-box>
          </draw:frame>
          <draw:polygon draw:style-name="gr3" draw:text-style-name="P4" draw:layer="layout" svg:width="9.721cm" svg:height="7.479cm" svg:x="39.389cm" svg:y="99.6cm" svg:viewBox="0 0 9722 7480" draw:points="0,7480 9722,7480 4858,0">
            <text:p/>
          </draw:polygon>
          <draw:custom-shape draw:style-name="gr4" draw:text-style-name="P5" draw:layer="layout" svg:width="0.486cm" svg:height="0.5cm" svg:x="39cm" svg:y="106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014cm" svg:y="10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007cm" svg:y="9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34.65cm" svg:y1="105.8cm" svg:x2="39.201cm" svg:y2="107.199cm" draw:start-shape="id1" draw:start-glue-point="2" draw:end-shape="id2" draw:end-glue-point="6" svg:d="M34650 105800l4551 1399" svg:viewBox="0 0 4552 1400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12.718cm" svg:y="105.502cm">
            <draw:text-box>
              <text:p text:style-name="P2"><text:span text:style-name="T3">Env</text:span></text:p>
            </draw:text-box>
          </draw:frame>
          <draw:polygon draw:style-name="gr3" draw:text-style-name="P4" draw:layer="layout" svg:width="9.721cm" svg:height="7.479cm" svg:x="10.39cm" svg:y="102.8cm" svg:viewBox="0 0 9722 7480" draw:points="0,7480 9722,7480 4858,0">
            <text:p/>
          </draw:polygon>
          <draw:custom-shape draw:style-name="gr4" draw:text-style-name="P5" draw:layer="layout" svg:width="0.486cm" svg:height="0.5cm" svg:x="10.001cm" svg:y="110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0.015cm" svg:y="1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5.008cm" svg:y="10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38.5cm" svg:y="10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38.55cm" svg:y1="111.698cm" svg:x2="38.75cm" svg:y2="110.3cm" draw:start-shape="id3" draw:start-glue-point="0" draw:end-shape="id4" draw:end-glue-point="8" svg:d="M38550 111698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41.4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1cm">
              <text:p text:style-name="P9"><text:span text:style-name="T4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1.4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4cm">
              <text:p text:style-name="P9"><text:span text:style-name="T4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1.4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3.6cm" svg:y="111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1.4cm" svg:y="111.002cm">
                <text:p text:style-name="P9"><text:span text:style-name="T4">Puls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2.5cm" svg:y="111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40.574cm" svg:y1="109.174cm" svg:x2="39.201cm" svg:y2="107.199cm" draw:start-shape="id5" draw:start-glue-point="5" draw:end-shape="id2" draw:end-glue-point="6" svg:d="M40574 109174l-1373-1975" svg:viewBox="0 0 1374 1976">
          <text:p text:style-name="P9"><text:span text:style-name="T4">QMReset</text:span></text:p>
        </draw:connector>
        <draw:connector draw:style-name="gr12" draw:text-style-name="P7" draw:layer="ConfigLayout" draw:type="line" svg:x1="41.4cm" svg:y1="110.701cm" svg:x2="40.751cm" svg:y2="109.601cm" draw:start-shape="id6" draw:start-glue-point="3" draw:end-shape="id5" draw:end-glue-point="8" svg:d="M41400 110701l-649-1100" svg:viewBox="0 0 650 1101">
          <text:p/>
        </draw:connector>
        <draw:custom-shape draw:style-name="gr5" draw:text-style-name="P6" xml:id="id10" draw:id="id10" draw:layer="layout" svg:width="0.5cm" svg:height="0.5cm" svg:x="88.7cm" svg:y="10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5cm" svg:height="0.5cm" svg:x="89cm" svg:y="1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91.2cm" svg:y="10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89.298cm" svg:y1="106.701cm" svg:x2="89.902cm" svg:y2="107.953cm" draw:start-shape="id7" draw:start-glue-point="4" draw:end-shape="id8" draw:end-glue-point="6" svg:d="M89298 106701l604 1252" svg:viewBox="0 0 605 1253">
          <text:p text:style-name="P9"><text:span text:style-name="T4">Transfer</text:span></text:p>
        </draw:connector>
        <draw:connector draw:style-name="gr6" draw:text-style-name="P7" draw:layer="layout" draw:type="line" svg:x1="89.298cm" svg:y1="106.701cm" svg:x2="91.2cm" svg:y2="106.451cm" draw:start-shape="id7" draw:start-glue-point="4" draw:end-shape="id9" draw:end-glue-point="6" svg:d="M89298 106701l1902-250" svg:viewBox="0 0 1903 251">
          <text:p/>
        </draw:connector>
        <draw:connector draw:style-name="gr6" draw:text-style-name="P7" draw:layer="layout" draw:type="line" svg:x1="88.95cm" svg:y1="109.501cm" svg:x2="89.25cm" svg:y2="110.701cm" draw:start-shape="id10" draw:start-glue-point="8" draw:end-shape="id11" draw:end-glue-point="4" svg:d="M88950 109501l300 1200" svg:viewBox="0 0 301 1201">
          <text:p/>
        </draw:connector>
        <draw:g xml:id="id13" draw:id="id13">
          <draw:g>
            <draw:custom-shape draw:style-name="gr7" draw:text-style-name="P10" draw:layer="ConfigLayout" svg:width="0.8cm" svg:height="0.3cm" svg:x="91.4cm" svg:y="109.803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09.801cm">
              <text:p text:style-name="P9"><text:span text:style-name="T4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4cm" svg:y="110.103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10.101cm">
              <text:p text:style-name="P9"><text:span text:style-name="T4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4cm" svg:y="110.40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6cm" svg:y="110.7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4cm" svg:y="110.703cm">
                <text:p text:style-name="P9"><text:span text:style-name="T4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5cm" svg:y="110.703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1.6cm" svg:y1="103.902cm" svg:x2="89.298cm" svg:y2="106.701cm" draw:start-shape="id12" draw:start-glue-point="3" draw:end-shape="id7" draw:end-glue-point="4" svg:d="M91600 103902l-2302 2799" svg:viewBox="0 0 2303 2800">
          <text:p/>
        </draw:connector>
        <draw:connector draw:style-name="gr12" draw:text-style-name="P7" draw:layer="ConfigLayout" draw:type="line" svg:x1="93.05cm" svg:y1="109.801cm" svg:x2="89.2cm" svg:y2="109.251cm" draw:start-shape="id13" draw:start-glue-point="0" draw:end-shape="id10" svg:d="M93050 109801l-3850-550" svg:viewBox="0 0 3851 551">
          <text:p/>
        </draw:connector>
        <draw:connector draw:style-name="gr15" draw:text-style-name="P10" draw:layer="ConfigLayout" draw:type="curve" svg:x1="40.751cm" svg:y1="109.101cm" svg:x2="89.298cm" svg:y2="106.701cm" draw:start-shape="id5" draw:start-glue-point="4" draw:end-shape="id7" draw:end-glue-point="4" svg:d="M40751 109101c0-1647 48547-447 48547-2400" svg:viewBox="0 0 48548 2401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88.773cm" svg:y2="109.074cm" draw:start-shape="id5" draw:start-glue-point="4" draw:end-shape="id10" draw:end-glue-point="5" svg:d="M40751 109101c0-901 48022-888 48022-27" svg:viewBox="0 0 48023 675">
          <text:p text:style-name="P9"><text:span text:style-name="T4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81.717cm" svg:y="101.805cm">
            <draw:text-box>
              <text:p text:style-name="P2"><text:span text:style-name="T5">QMActuator</text:span></text:p>
            </draw:text-box>
          </draw:frame>
          <draw:polygon draw:style-name="gr3" draw:text-style-name="P4" draw:layer="layout" svg:width="9.721cm" svg:height="7.479cm" svg:x="79.389cm" svg:y="99.103cm" svg:viewBox="0 0 9722 7480" draw:points="0,7480 9722,7480 4858,0">
            <text:p/>
          </draw:polygon>
          <draw:custom-shape draw:style-name="gr4" draw:text-style-name="P5" draw:layer="layout" svg:width="0.486cm" svg:height="0.5cm" svg:x="79cm" svg:y="106.40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014cm" svg:y="106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4.007cm" svg:y="98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>
            <draw:custom-shape draw:style-name="gr7" draw:text-style-name="P10" draw:layer="ConfigLayout" svg:width="0.8cm" svg:height="0.3cm" svg:x="91.6cm" svg:y="103.3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301cm">
              <text:p text:style-name="P9"><text:span text:style-name="T4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6cm" svg:y="103.6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601cm">
              <text:p text:style-name="P9"><text:span text:style-name="T4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6cm" svg:y="103.9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8cm" svg:y="104.2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6cm" svg:y="104.203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7cm" svg:y="104.20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0" draw:layer="layout" svg:width="0.8cm" svg:height="0.3cm" svg:x="36.9cm" svg:y="111.7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698cm">
              <text:p text:style-name="P9"><text:span text:style-name="T4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6.9cm" svg:y="11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9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6.9cm" svg:y="112.3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9.1cm" svg:y="112.6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12.6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8cm" svg:y="112.6cm">
                <text:p text:style-name="P9"><text:span text:style-name="T4">13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5" draw:id="id15">
          <draw:g>
            <draw:custom-shape draw:style-name="gr16" draw:text-style-name="P10" draw:layer="layout" svg:width="0.8cm" svg:height="0.3cm" svg:x="89.8cm" svg:y="111.7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1.701cm">
              <text:p text:style-name="P9"><text:span text:style-name="T4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89.8cm" svg:y="112.0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2.001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89.8cm" svg:y="112.3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2cm" svg:y="112.9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903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0.9cm" svg:y="112.903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2cm" svg:y="112.6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603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0.9cm" svg:y="112.603cm">
                <text:p text:style-name="P9"><text:span text:style-name="T6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0" draw:layer="layout" svg:width="0.8cm" svg:height="0.3cm" svg:x="93.8cm" svg:y="104.8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4.799cm">
              <text:p text:style-name="P9"><text:span text:style-name="T4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93.8cm" svg:y="105.1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5.099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93.8cm" svg:y="105.4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6cm" svg:y="106.0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6.001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4.9cm" svg:y="106.001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6cm" svg:y="105.7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5.701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4.9cm" svg:y="105.701cm">
                <text:p text:style-name="P9"><text:span text:style-name="T6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93.8cm" svg:y1="105.55cm" svg:x2="91.7cm" svg:y2="106.451cm" draw:start-shape="id14" draw:start-glue-point="3" draw:end-shape="id9" draw:end-glue-point="10" svg:d="M93800 105550l-2100 901" svg:viewBox="0 0 2101 902">
          <text:p/>
        </draw:connector>
        <draw:connector draw:style-name="gr6" draw:text-style-name="P7" draw:layer="layout" draw:type="line" svg:x1="91.45cm" svg:y1="111.701cm" svg:x2="89.427cm" svg:y2="111.128cm" draw:start-shape="id15" draw:start-glue-point="0" draw:end-shape="id11" draw:end-glue-point="9" svg:d="M91450 111701l-2023-573" svg:viewBox="0 0 2024 574">
          <text:p/>
        </draw:connector>
        <draw:connector draw:style-name="gr12" draw:text-style-name="P7" draw:layer="ConfigLayout" draw:type="line" svg:x1="82.5cm" svg:y1="98.2cm" svg:x2="84.25cm" svg:y2="98.603cm" draw:start-shape="id16" draw:start-glue-point="1" draw:end-shape="id7" draw:end-glue-point="0" svg:d="M82500 98200l1750 403" svg:viewBox="0 0 1751 404">
          <text:p/>
        </draw:connector>
        <draw:connector draw:style-name="gr21" draw:text-style-name="P10" draw:layer="ConfigLayout" draw:type="curve" draw:line-skew="1.464cm -1.079cm" svg:x1="84.298cm" svg:y1="98.903cm" svg:x2="89.298cm" svg:y2="106.701cm" draw:start-shape="id7" draw:start-glue-point="5" draw:end-shape="id7" draw:end-glue-point="4" svg:d="M84298 98903c0 994 2312 828 3422 2529s1016 5269 1578 5269" svg:viewBox="0 0 5001 7799">
          <text:p/>
        </draw:connector>
        <draw:g xml:id="id17" draw:id="id17">
          <draw:g>
            <draw:custom-shape draw:style-name="gr7" draw:text-style-name="P10" draw:layer="ConfigLayout" svg:width="0.8cm" svg:height="0.3cm" svg:x="33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1cm">
              <text:p text:style-name="P9"><text:span text:style-name="T4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3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4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3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5.2cm" svg:y="111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3cm" svg:y="111.0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4.1cm" svg:y="111.002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65cm" svg:y1="110.1cm" svg:x2="37.074cm" svg:y2="109.028cm" draw:start-shape="id17" draw:start-glue-point="0" draw:end-shape="id18" draw:end-glue-point="7" svg:d="M34650 110100l2424-1072" svg:viewBox="0 0 2425 1073">
          <text:p/>
        </draw:connector>
        <draw:connector draw:style-name="gr6" draw:text-style-name="P7" draw:layer="ConfigLayout" draw:type="line" svg:x1="39.201cm" svg:y1="107.199cm" svg:x2="37.428cm" svg:y2="108.674cm" draw:start-shape="id2" draw:start-glue-point="6" draw:end-shape="id18" draw:end-glue-point="11" svg:d="M39201 107199l-1773 1475" svg:viewBox="0 0 1774 1476">
          <text:p/>
        </draw:connector>
        <draw:connector draw:style-name="gr11" draw:text-style-name="P10" draw:layer="layout" draw:type="line" svg:x1="38.75cm" svg:y1="109.8cm" svg:x2="39.201cm" svg:y2="107.199cm" draw:start-shape="id4" draw:start-glue-point="4" draw:end-shape="id2" draw:end-glue-point="6" svg:d="M38750 109800l451-2601" svg:viewBox="0 0 452 2602">
          <text:p text:style-name="P9"><text:span text:style-name="T4">QMLevel</text:span></text:p>
        </draw:connector>
        <draw:connector draw:style-name="gr12" draw:text-style-name="P7" xml:id="id114" draw:id="id114" draw:layer="layout" draw:type="line" svg:x1="8.85cm" svg:y1="111.898cm" svg:x2="10.201cm" svg:y2="110.399cm" svg:d="M8850 111898l1351-1499" svg:viewBox="0 0 1352 1500">
          <text:p/>
        </draw:connector>
        <draw:g>
          <draw:g>
            <draw:custom-shape draw:style-name="gr7" draw:text-style-name="P10" draw:layer="layout" svg:width="0.8cm" svg:height="0.3cm" svg:x="7.2cm" svg:y="111.89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8cm" svg:y="111.897cm">
              <text:p text:style-name="P9"><text:span text:style-name="T4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7.2cm" svg:y="112.19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4cm" svg:y="112.799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799cm">
                <text:p text:style-name="P9"><text:span text:style-name="T4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799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0" draw:layer="layout" svg:width="1.1cm" svg:height="0.3cm" svg:x="9.4cm" svg:y="112.49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499cm">
                <text:p text:style-name="P9"><text:span text:style-name="T4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49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0" draw:id="id2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29.018cm" svg:y="74.503cm">
            <draw:text-box>
              <text:p text:style-name="P2"><text:span text:style-name="T5">QMVariables</text:span></text:p>
            </draw:text-box>
          </draw:frame>
          <draw:polygon draw:style-name="gr3" draw:text-style-name="P4" draw:layer="layout" svg:width="9.721cm" svg:height="7.479cm" svg:x="26.69cm" svg:y="71.801cm" svg:viewBox="0 0 9722 7480" draw:points="0,7480 9722,7480 4858,0">
            <text:p/>
          </draw:polygon>
          <draw:custom-shape draw:style-name="gr4" draw:text-style-name="P5" draw:layer="layout" svg:width="0.486cm" svg:height="0.5cm" svg:x="26.301cm" svg:y="79.1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6.315cm" svg:y="7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308cm" svg:y="71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g>
            <draw:custom-shape draw:style-name="gr7" draw:text-style-name="P10" draw:layer="ConfigLayout" svg:width="0.8cm" svg:height="0.3cm" svg:x="18.9cm" svg:y="7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5cm">
              <text:p text:style-name="P9"><text:span text:style-name="T4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8.9cm" svg:y="7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8.9cm" svg:y="7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1cm" svg:y="7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8.9cm" svg:y="79.4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cm" svg:y="79.402cm">
                <text:p text:style-name="P9"><text:span text:style-name="T4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2.2cm" svg:y1="79.101cm" svg:x2="26.502cm" svg:y2="79.4cm" draw:start-shape="id19" draw:start-glue-point="1" draw:end-shape="id20" draw:end-glue-point="6" svg:d="M22200 79101l4302 299" svg:viewBox="0 0 4303 300">
          <text:p/>
        </draw:connector>
        <draw:g xml:id="id21" draw:id="id21">
          <draw:g>
            <draw:custom-shape draw:style-name="gr7" draw:text-style-name="P10" draw:layer="ConfigLayout" svg:width="0.8cm" svg:height="0.3cm" svg:x="19.5cm" svg:y="80.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198cm">
              <text:p text:style-name="P9"><text:span text:style-name="T4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5cm" svg:y="80.5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4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5cm" svg:y="80.8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7cm" svg:y="81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5cm" svg:y="81.1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6cm" svg:y="81.1cm">
                <text:p text:style-name="P9"><text:span text:style-name="T4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27.1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2.8cm" svg:y1="80.799cm" svg:x2="27.1cm" svg:y2="81.15cm" draw:start-shape="id21" draw:start-glue-point="1" draw:end-shape="id22" draw:end-glue-point="6" svg:d="M22800 80799l4300 351" svg:viewBox="0 0 4301 352">
          <text:p/>
        </draw:connector>
        <draw:connector draw:style-name="gr12" draw:text-style-name="P7" draw:layer="ConfigLayout" draw:type="line" svg:x1="39.201cm" svg:y1="107.199cm" svg:x2="27.35cm" svg:y2="81.4cm" draw:start-shape="id2" draw:start-glue-point="6" draw:end-shape="id22" draw:end-glue-point="8" svg:d="M39201 107199l-11851-25799" svg:viewBox="0 0 11852 25800">
          <text:p/>
        </draw:connector>
        <draw:connector draw:style-name="gr11" draw:text-style-name="P13" draw:layer="ConfigLayout" draw:type="line" svg:x1="27.173cm" svg:y1="80.973cm" svg:x2="26.502cm" svg:y2="79.4cm" draw:start-shape="id22" draw:start-glue-point="5" draw:end-shape="id20" draw:end-glue-point="6" svg:d="M27173 80973l-671-1573" svg:viewBox="0 0 672 1574">
          <text:p text:style-name="P9"><text:span text:style-name="T7">Transfer</text:span></text:p>
        </draw:connector>
        <draw:connector draw:style-name="gr12" draw:text-style-name="P7" draw:layer="ConfigLayout" draw:type="line" svg:x1="39.201cm" svg:y1="107.199cm" svg:x2="28.028cm" svg:y2="82.928cm" draw:start-shape="id2" draw:start-glue-point="6" draw:end-shape="id23" draw:end-glue-point="9" svg:d="M39201 107199l-11173-24271" svg:viewBox="0 0 11174 24272">
          <text:p/>
        </draw:connector>
        <draw:connector draw:style-name="gr12" draw:text-style-name="P7" draw:layer="ConfigLayout" draw:type="line" svg:x1="39.201cm" svg:y1="107.199cm" svg:x2="31.728cm" svg:y2="90.828cm" draw:start-shape="id2" draw:start-glue-point="6" draw:end-shape="id24" draw:end-glue-point="9" svg:d="M39201 107199l-7473-16371" svg:viewBox="0 0 7474 16372">
          <text:p/>
        </draw:connector>
        <draw:connector draw:style-name="gr11" draw:text-style-name="P7" draw:layer="ConfigLayout" draw:type="line" svg:x1="27.851cm" svg:y1="82.501cm" svg:x2="27.35cm" svg:y2="81.4cm" draw:start-shape="id23" draw:start-glue-point="4" draw:end-shape="id22" draw:end-glue-point="8" svg:d="M27851 82501l-501-1101" svg:viewBox="0 0 502 1102">
          <text:p text:style-name="P9"><text:span text:style-name="T7">Transfer</text:span></text:p>
        </draw:connector>
        <draw:connector draw:style-name="gr11" draw:text-style-name="P7" draw:layer="ConfigLayout" draw:type="line" svg:x1="28.673cm" svg:y1="84.473cm" svg:x2="27.851cm" svg:y2="83.001cm" draw:start-shape="id25" draw:start-glue-point="5" draw:end-shape="id23" draw:end-glue-point="8" svg:d="M28673 84473l-822-1472" svg:viewBox="0 0 823 1473">
          <text:p text:style-name="P9"><text:span text:style-name="T7">Transfer</text:span></text:p>
        </draw:connector>
        <draw:connector draw:style-name="gr11" draw:text-style-name="P7" draw:layer="ConfigLayout" draw:type="line" svg:x1="31.374cm" svg:y1="90.474cm" svg:x2="30.65cm" svg:y2="88.9cm" draw:start-shape="id24" draw:start-glue-point="5" draw:end-shape="id26" draw:end-glue-point="8" svg:d="M31374 90474l-724-1574" svg:viewBox="0 0 725 1575">
          <text:p text:style-name="P9"><text:span text:style-name="T7">Transfer</text:span></text:p>
        </draw:connector>
        <draw:connector draw:style-name="gr15" draw:text-style-name="P10" draw:layer="ConfigLayout" draw:type="curve" svg:x1="40.751cm" svg:y1="109.101cm" svg:x2="36.599cm" svg:y2="79.399cm" draw:start-shape="id5" draw:start-glue-point="4" draw:end-shape="id20" draw:end-glue-point="4" svg:d="M40751 109101c0-22123-4152-7273-4152-29702" svg:viewBox="0 0 4153 29703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41.416cm" svg:y2="79.674cm" draw:start-shape="id5" draw:start-glue-point="4" draw:end-shape="id27" draw:end-glue-point="8" svg:d="M40751 109101c0-22069 665-7356 665-29427" svg:viewBox="0 0 666 29428">
          <text:p text:style-name="P9"><text:span text:style-name="T4">Reset</text:span></text:p>
        </draw:connector>
        <draw:g xml:id="id28" draw:id="id28">
          <draw:g>
            <draw:custom-shape draw:style-name="gr16" draw:text-style-name="P10" draw:layer="ConfigLayout" svg:width="0.8cm" svg:height="0.3cm" svg:x="41.5cm" svg:y="82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cm">
              <text:p text:style-name="P9"><text:span text:style-name="T4">AtomX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1.5cm" svg:y="82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.3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1.5cm" svg:y="82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3.7cm" svg:y="8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1.5cm" svg:y="82.9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2.6cm" svg:y="82.9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3.15cm" svg:y1="82cm" svg:x2="43.251cm" svg:y2="80.701cm" draw:start-shape="id28" draw:start-glue-point="0" draw:end-shape="id29" draw:end-glue-point="8" svg:d="M43150 82000l101-1299" svg:viewBox="0 0 102 1300">
          <text:p/>
        </draw:connector>
        <draw:g xml:id="id30" draw:id="id30">
          <draw:g>
            <draw:custom-shape draw:style-name="gr16" draw:text-style-name="P10" draw:layer="ConfigLayout" svg:width="0.8cm" svg:height="0.3cm" svg:x="34.3cm" svg:y="69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69.7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3cm" svg:y="70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0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3cm" svg:y="70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5cm" svg:y="70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0.9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0.9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0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0.6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0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2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2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5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50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8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8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1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1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3cm" svg:y1="71.051cm" svg:x2="31.599cm" svg:y2="71.601cm" draw:start-shape="id30" draw:start-glue-point="3" draw:end-shape="id20" draw:end-glue-point="5" svg:d="M34300 71051l-2701 550" svg:viewBox="0 0 2702 551">
          <text:p/>
        </draw:connector>
        <draw:connector draw:style-name="gr15" draw:text-style-name="P10" draw:layer="ConfigLayout" draw:type="curve" draw:line-skew="-9.176cm 4.8cm" svg:x1="39.201cm" svg:y1="107.199cm" svg:x2="31.599cm" svg:y2="71.601cm" draw:start-shape="id2" draw:start-glue-point="6" draw:end-shape="id20" draw:end-glue-point="5" svg:d="M39201 107199c-15714 0-13095-15800-11067-23200s3465-6400 3465-12398" svg:viewBox="0 0 12605 35599"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15" draw:text-style-name="P10" draw:layer="ConfigLayout" draw:type="curve" draw:line-skew="-9.276cm 4.9cm" svg:x1="39.201cm" svg:y1="107.199cm" svg:x2="31.599cm" svg:y2="71.601cm" draw:start-shape="id2" draw:start-glue-point="6" draw:end-shape="id20" draw:end-glue-point="5" svg:d="M39201 107199c-15864 0-13220-15749-11154-23112s3552-6338 3552-12486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 1</text:span></text:p>
        </draw:connector>
        <draw:connector draw:style-name="gr15" draw:text-style-name="P10" draw:layer="ConfigLayout" draw:type="curve" draw:line-skew="-9.176cm 4.1cm" svg:x1="39.201cm" svg:y1="107.199cm" svg:x2="31.599cm" svg:y2="71.601cm" draw:start-shape="id2" draw:start-glue-point="6" draw:end-shape="id20" draw:end-glue-point="5" svg:d="M39201 107199c-15714 0-13095-16149-11067-23812s3465-6838 3465-11786" svg:viewBox="0 0 12605 35599">
          <text:p text:style-name="P9"><text:span text:style-name="T4">FidelityScore:0 2</text:span></text:p>
        </draw:connector>
        <draw:connector draw:style-name="gr15" draw:text-style-name="P10" draw:layer="ConfigLayout" draw:type="curve" draw:line-skew="-9.276cm 4cm" svg:x1="39.201cm" svg:y1="107.199cm" svg:x2="31.599cm" svg:y2="71.601cm" draw:start-shape="id2" draw:start-glue-point="6" draw:end-shape="id20" draw:end-glue-point="5" svg:d="M39201 107199c-15864 0-13220-16200-11154-23900s3552-6900 3552-11698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15" draw:text-style-name="P10" draw:layer="ConfigLayout" draw:type="curve" draw:line-skew="-9.276cm 3.9cm" svg:x1="39.201cm" svg:y1="107.199cm" svg:x2="31.599cm" svg:y2="71.601cm" draw:start-shape="id2" draw:start-glue-point="6" draw:end-shape="id20" draw:end-glue-point="5" svg:d="M39201 107199c-15864 0-13220-16249-11154-23987s3552-6963 3552-11611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core:0 4</text:span></text:p>
        </draw:connector>
        <draw:g xml:id="id31" draw:id="id31">
          <draw:g>
            <draw:custom-shape draw:style-name="gr16" draw:text-style-name="P10" draw:layer="ConfigLayout" svg:width="0.8cm" svg:height="0.3cm" svg:x="13.3cm" svg:y="6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.1cm" svg:y="68.5cm">
              <text:p text:style-name="P9"><text:span text:style-name="T4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3.3cm" svg:y="6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.1cm" svg:y="68.8cm">
              <text:p text:style-name="P9"><text:span text:style-name="T4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3.3cm" svg:y="6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0" draw:layer="ConfigLayout" svg:width="0.4cm" svg:height="0.3cm" svg:x="16.2cm" svg:y="69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ConfigLayout" svg:width="0.7cm" svg:height="0.3cm" svg:x="13.3cm" svg:y="69.702cm">
                <text:p text:style-name="P9"><text:span text:style-name="T4">Model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ConfigLayout" svg:width="2.2cm" svg:height="0.3cm" svg:x="14cm" svg:y="69.702cm">
                <text:p text:style-name="P9"><text:span text:style-name="T7">005-014-QMBHWTunnelMultiReorg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5.5cm" svg:y="6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3.3cm" svg:y="69.4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4cm" svg:y="69.402cm">
                <text:p text:style-name="P9"><text:span text:style-name="T4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6.6cm" svg:y1="69.251cm" svg:x2="16.9cm" svg:y2="71.05cm" draw:start-shape="id31" draw:start-glue-point="1" draw:end-shape="id32" draw:end-glue-point="6" svg:d="M16600 69251l300 1799" svg:viewBox="0 0 301 1800">
          <text:p/>
        </draw:connector>
        <draw:connector draw:style-name="gr11" draw:text-style-name="P10" draw:layer="ConfigLayout" draw:type="line" svg:x1="29.127cm" svg:y1="70.927cm" svg:x2="31.599cm" svg:y2="71.601cm" draw:start-shape="id33" draw:start-glue-point="9" draw:end-shape="id20" draw:end-glue-point="5" svg:d="M29127 70927l2472 674" svg:viewBox="0 0 2473 675">
          <text:p text:style-name="P9"><text:span text:style-name="T4">Transfer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4"/></text:p>
          <text:p text:style-name="P9"><text:span text:style-name="T4"/></text:p>
          <text:p text:style-name="P9"><text:span text:style-name="T4">FidelityScore:0 2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4">Score:0 4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:3 1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26" draw:text-style-name="P10" draw:layer="ConfigLayout" draw:type="curve" draw:line-skew="8.117cm" svg:x1="40.574cm" svg:y1="109.174cm" svg:x2="17.15cm" svg:y2="71.3cm" draw:start-shape="id5" draw:start-glue-point="5" draw:end-shape="id32" draw:end-glue-point="8" svg:d="M40574 109174c0-16284-23424 2653-23424-37874" svg:viewBox="0 0 23425 37875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Reset 6</text:span></text:p>
        </draw:connector>
        <draw:custom-shape draw:style-name="gr5" draw:text-style-name="P6" xml:id="id32" draw:id="id32" draw:layer="ConfigLayout" svg:width="0.5cm" svg:height="0.5cm" svg:x="16.9cm" svg:y="7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4" draw:id="id34">
          <draw:g>
            <draw:custom-shape draw:style-name="gr16" draw:text-style-name="P10" draw:layer="ConfigLayout" svg:width="0.8cm" svg:height="0.3cm" svg:x="16.8cm" svg:y="66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.6cm" svg:y="66.1cm">
              <text:p text:style-name="P9"><text:span text:style-name="T4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6.8cm" svg:y="66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.6cm" svg:y="66.4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6.8cm" svg:y="66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19cm" svg:y="67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3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0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0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6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6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9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90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8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8.2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8.2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8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8.5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8.5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8.45cm" svg:y1="68.802cm" svg:x2="19.85cm" svg:y2="70.7cm" draw:start-shape="id34" draw:end-shape="id35" draw:end-glue-point="4" svg:d="M18450 68802l1400 1898" svg:viewBox="0 0 1401 1899">
          <text:p/>
        </draw:connector>
        <draw:connector draw:style-name="gr11" draw:text-style-name="P10" draw:layer="ConfigLayout" draw:type="line" svg:x1="17.4cm" svg:y1="71.05cm" svg:x2="19.6cm" svg:y2="70.95cm" draw:start-shape="id32" draw:start-glue-point="10" draw:end-shape="id35" draw:end-glue-point="6" svg:d="M17400 71050l2200-100" svg:viewBox="0 0 2201 101">
          <text:p text:style-name="P9"><text:span text:style-name="T4">Indexed</text:span></text:p>
        </draw:connector>
        <draw:g xml:id="id40" draw:id="id40">
          <draw:g>
            <draw:custom-shape draw:style-name="gr7" draw:text-style-name="P10" draw:layer="ConfigLayout" svg:width="0.8cm" svg:height="0.3cm" svg:x="20.7cm" svg:y="67.5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5cm" svg:y="67.498cm">
              <text:p text:style-name="P9"><text:span text:style-name="T4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0.7cm" svg:y="67.8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5cm" svg:y="67.7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0.7cm" svg:y="68.1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9cm" svg:y="68.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7cm" svg:y="68.4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.8cm" svg:y="68.4cm">
                <text:p text:style-name="P9"><text:span text:style-name="T4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20.1cm" svg:y1="70.95cm" svg:x2="21.35cm" svg:y2="72.3cm" draw:start-shape="id35" draw:start-glue-point="10" draw:end-shape="id36" draw:end-glue-point="4" svg:d="M20100 70950l1250 1350" svg:viewBox="0 0 1251 1351">
          <text:p text:style-name="P9"><text:span text:style-name="T4">Transfer</text:span></text:p>
        </draw:connector>
        <draw:connector draw:style-name="gr11" draw:text-style-name="P10" draw:layer="ConfigLayout" draw:type="line" svg:x1="21.9cm" svg:y1="70.55cm" svg:x2="23.7cm" svg:y2="70.55cm" draw:start-shape="id37" draw:start-glue-point="10" draw:end-shape="id38" draw:end-glue-point="6" svg:d="M21900 70550h1800" svg:viewBox="0 0 1801 1">
          <text:p text:style-name="P9"><text:span text:style-name="T4">Transfer</text:span></text:p>
        </draw:connector>
        <draw:connector draw:style-name="gr11" draw:text-style-name="P10" draw:layer="ConfigLayout" draw:type="line" svg:x1="24.2cm" svg:y1="70.55cm" svg:x2="26cm" svg:y2="70.65cm" draw:start-shape="id38" draw:start-glue-point="10" draw:end-shape="id39" draw:end-glue-point="6" svg:d="M24200 70550l1800 100" svg:viewBox="0 0 1801 101">
          <text:p text:style-name="P9"><text:span text:style-name="T4">Transfer</text:span></text:p>
        </draw:connector>
        <draw:connector draw:style-name="gr11" draw:text-style-name="P10" draw:layer="ConfigLayout" draw:type="line" svg:x1="26.5cm" svg:y1="70.65cm" svg:x2="28.7cm" svg:y2="70.75cm" draw:start-shape="id39" draw:start-glue-point="10" draw:end-shape="id33" draw:end-glue-point="6" svg:d="M26500 70650l2200 100" svg:viewBox="0 0 2201 101">
          <text:p text:style-name="P9"><text:span text:style-name="T4">Transfer</text:span></text:p>
        </draw:connector>
        <draw:connector draw:style-name="gr12" draw:text-style-name="P7" draw:layer="ConfigLayout" draw:type="line" svg:x1="22.35cm" svg:y1="68.7cm" svg:x2="21.65cm" svg:y2="70.3cm" draw:start-shape="id40" draw:start-glue-point="2" draw:end-shape="id37" draw:end-glue-point="4" svg:d="M22350 68700l-700 1600" svg:viewBox="0 0 701 1601">
          <text:p/>
        </draw:connector>
        <draw:connector draw:style-name="gr12" draw:text-style-name="P7" draw:layer="ConfigLayout" draw:type="line" svg:x1="26.05cm" svg:y1="69.002cm" svg:x2="23.95cm" svg:y2="70.3cm" draw:start-shape="id41" draw:start-glue-point="2" draw:end-shape="id38" draw:end-glue-point="4" svg:d="M26050 69002l-2100 1298" svg:viewBox="0 0 2101 1299">
          <text:p/>
        </draw:connector>
        <draw:connector draw:style-name="gr12" draw:text-style-name="P7" draw:layer="ConfigLayout" draw:type="line" svg:x1="29.85cm" svg:y1="68.802cm" svg:x2="26.25cm" svg:y2="70.4cm" draw:start-shape="id42" draw:start-glue-point="2" draw:end-shape="id39" svg:d="M29850 68802l-3600 1598" svg:viewBox="0 0 3601 1599">
          <text:p/>
        </draw:connector>
        <draw:connector draw:style-name="gr12" draw:text-style-name="P7" draw:layer="ConfigLayout" draw:type="line" svg:x1="33.45cm" svg:y1="69.5cm" svg:x2="29.2cm" svg:y2="70.75cm" draw:start-shape="id43" draw:start-glue-point="2" draw:end-shape="id33" draw:end-glue-point="10" svg:d="M33450 69500l-4250 1250" svg:viewBox="0 0 4251 1251">
          <text:p/>
        </draw:connector>
        <draw:g xml:id="id42" draw:id="id42">
          <draw:g>
            <draw:custom-shape draw:style-name="gr7" draw:text-style-name="P10" draw:layer="ConfigLayout" svg:width="0.8cm" svg:height="0.3cm" svg:x="28.2cm" svg:y="67.6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9cm" svg:y="67.6cm">
              <text:p text:style-name="P9"><text:span text:style-name="T4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8.2cm" svg:y="67.9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9cm" svg:y="67.9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8.2cm" svg:y="68.2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0.4cm" svg:y="68.5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8.2cm" svg:y="68.5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9.3cm" svg:y="68.502cm">
                <text:p text:style-name="P9"><text:span text:style-name="T4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3" draw:id="id43">
          <draw:g>
            <draw:custom-shape draw:style-name="gr7" draw:text-style-name="P10" draw:layer="ConfigLayout" svg:width="0.8cm" svg:height="0.3cm" svg:x="31.8cm" svg:y="68.3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.6cm" svg:y="68.298cm">
              <text:p text:style-name="P9"><text:span text:style-name="T4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1.8cm" svg:y="68.6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.6cm" svg:y="68.5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1.8cm" svg:y="68.9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4cm" svg:y="69.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1.8cm" svg:y="69.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2.9cm" svg:y="69.2cm">
                <text:p text:style-name="P9"><text:span text:style-name="T4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1" draw:id="id41">
          <draw:g>
            <draw:custom-shape draw:style-name="gr16" draw:text-style-name="P10" draw:layer="ConfigLayout" svg:width="0.8cm" svg:height="0.3cm" svg:x="24.4cm" svg:y="67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2cm" svg:y="67.8cm">
              <text:p text:style-name="P9"><text:span text:style-name="T4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4.4cm" svg:y="68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2cm" svg:y="68.1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4.4cm" svg:y="68.4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6.6cm" svg:y="68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4cm" svg:y="68.7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5.5cm" svg:y="68.7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7" draw:text-style-name="P7" draw:layer="ConfigLayout" draw:type="line" svg:x1="39.201cm" svg:y1="107.199cm" svg:x2="21.65cm" svg:y2="70.8cm" draw:start-shape="id2" draw:start-glue-point="6" draw:end-shape="id37" draw:end-glue-point="8" svg:d="M39201 107199l-17551-36399" svg:viewBox="0 0 17552 36400">
          <text:p/>
        </draw:connector>
        <draw:connector draw:style-name="gr27" draw:text-style-name="P7" draw:layer="ConfigLayout" draw:type="line" svg:x1="39.201cm" svg:y1="107.199cm" svg:x2="26.25cm" svg:y2="70.9cm" draw:start-shape="id2" draw:start-glue-point="6" draw:end-shape="id39" draw:end-glue-point="8" svg:d="M39201 107199l-12951-36299" svg:viewBox="0 0 12952 36300">
          <text:p/>
        </draw:connector>
        <draw:connector draw:style-name="gr27" draw:text-style-name="P7" draw:layer="ConfigLayout" draw:type="line" svg:x1="39.201cm" svg:y1="107.199cm" svg:x2="28.95cm" svg:y2="71cm" draw:start-shape="id2" draw:start-glue-point="6" draw:end-shape="id33" draw:end-glue-point="8" svg:d="M39201 107199l-10251-36199" svg:viewBox="0 0 10252 36200">
          <text:p/>
        </draw:connector>
        <draw:custom-shape draw:style-name="gr5" draw:text-style-name="P6" xml:id="id35" draw:id="id35" draw:layer="ConfigLayout" svg:width="0.5cm" svg:height="0.5cm" svg:x="19.6cm" svg:y="7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ConfigLayout" svg:width="0.5cm" svg:height="0.5cm" svg:x="28.7cm" svg:y="7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8" draw:id="id38" draw:layer="ConfigLayout" svg:width="0.5cm" svg:height="0.5cm" svg:x="23.7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9" draw:id="id39" draw:layer="ConfigLayout" svg:width="0.5cm" svg:height="0.5cm" svg:x="26cm" svg:y="7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21.4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37.428cm" svg:y1="109.028cm" svg:x2="40.501cm" svg:y2="109.351cm" draw:start-shape="id18" draw:start-glue-point="9" draw:end-shape="id5" draw:end-glue-point="6" svg:d="M37428 109028l3073 323" svg:viewBox="0 0 3074 324">
          <text:p/>
        </draw:connector>
        <draw:custom-shape draw:style-name="gr5" draw:text-style-name="P6" xml:id="id18" draw:id="id18" draw:layer="ConfigLayout" svg:width="0.5cm" svg:height="0.5cm" svg:x="37.001cm" svg:y="10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40.501cm" svg:y="10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draw:line-skew="-13.203cm" svg:x1="29.2cm" svg:y1="70.75cm" svg:x2="89.298cm" svg:y2="106.701cm" draw:start-shape="id33" draw:start-glue-point="10" draw:end-shape="id7" draw:end-glue-point="4" svg:d="M29200 70750c71398 0 41350 35951 60098 35951" svg:viewBox="0 0 60099 35952">
          <text:p text:style-name="P9"><text:span text:style-name="T4">ResetValue</text:span></text:p>
        </draw:connector>
        <draw:connector draw:style-name="gr15" draw:text-style-name="P10" draw:layer="ConfigLayout" draw:type="curve" svg:x1="26.427cm" svg:y1="70.827cm" svg:x2="88.95cm" svg:y2="109.001cm" draw:start-shape="id39" draw:start-glue-point="9" draw:end-shape="id10" draw:end-glue-point="4" svg:d="M26427 70827c0 28686 62523 9599 62523 38174" svg:viewBox="0 0 62524 38175">
          <text:p text:style-name="P9"><text:span text:style-name="T4">ResetValue</text:span></text:p>
        </draw:connector>
        <draw:g xml:id="id46" draw:id="id46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0.817cm" svg:y="40.802cm">
            <draw:text-box>
              <text:p text:style-name="P2"><text:span text:style-name="T2">LaserX</text:span></text:p>
              <text:p text:style-name="P2"><text:span text:style-name="T2">Velocity</text:span></text:p>
            </draw:text-box>
          </draw:frame>
          <draw:polygon draw:style-name="gr3" draw:text-style-name="P4" draw:layer="layout" svg:width="9.721cm" svg:height="7.479cm" svg:x="38.489cm" svg:y="38.1cm" svg:viewBox="0 0 9722 7480" draw:points="0,7480 9722,7480 4858,0">
            <text:p/>
          </draw:polygon>
          <draw:custom-shape draw:style-name="gr4" draw:text-style-name="P5" draw:layer="layout" svg:width="0.486cm" svg:height="0.5cm" svg:x="38.1cm" svg:y="45.4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8.114cm" svg:y="4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3.107cm" svg:y="3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draw:line-skew="-8.133cm" svg:x1="30.473cm" svg:y1="88.473cm" svg:x2="94.301cm" svg:y2="23.899cm" draw:start-shape="id26" draw:start-glue-point="5" draw:end-shape="id44" draw:end-glue-point="4" svg:d="M30473 88473c0-60532 63828-28246 63828-64574" svg:viewBox="0 0 63829 64575">
          <text:p/>
        </draw:connector>
        <draw:connector draw:style-name="gr28" draw:text-style-name="P14" draw:layer="layout" draw:type="curve" svg:x1="39.118cm" svg:y1="79.176cm" svg:x2="38.301cm" svg:y2="45.699cm" draw:start-shape="id45" draw:start-glue-point="4" draw:end-shape="id46" draw:end-glue-point="6" svg:d="M39118 79176c0-24955-817-8217-817-33477" svg:viewBox="0 0 818 33478">
          <text:p/>
        </draw:connector>
        <draw:connector draw:style-name="gr28" draw:text-style-name="P14" draw:layer="layout" draw:type="curve" svg:x1="41.666cm" svg:y1="79.424cm" svg:x2="52.602cm" svg:y2="57.3cm" draw:start-shape="id27" draw:start-glue-point="10" draw:end-shape="id47" draw:end-glue-point="4" svg:d="M41666 79424c8052 0 2584-22124 10936-22124" svg:viewBox="0 0 10937 22125">
          <text:p/>
        </draw:connector>
        <draw:custom-shape draw:style-name="gr29" draw:text-style-name="P16" draw:layer="ConfigLayout" svg:width="111.4cm" svg:height="32.9cm" svg:x="3.6cm" svg:y="1cm">
          <text:p text:style-name="P15"><text:span text:style-name="T8">Layer 2 </text:span></text:p>
          <text:p text:style-name="P15"><text:span text:style-name="T8">Control</text:span></text:p>
          <draw:enhanced-geometry svg:viewBox="0 0 21600 21600" draw:type="rectangle" draw:enhanced-path="M 0 0 L 21600 0 21600 21600 0 21600 0 0 Z N"/>
        </draw:custom-shape>
        <draw:g xml:id="id48" draw:id="id48">
          <draw:g>
            <draw:custom-shape draw:style-name="gr16" draw:text-style-name="P10" draw:layer="ConfigLayout" svg:width="0.8cm" svg:height="0.3cm" svg:x="48.4cm" svg:y="55.3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9.2cm" svg:y="55.302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8.4cm" svg:y="55.60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0.6cm" svg:y="55.90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4cm" svg:y="55.904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9.5cm" svg:y="55.90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1.7cm" svg:y1="55.753cm" svg:x2="52.602cm" svg:y2="57.3cm" draw:start-shape="id48" draw:start-glue-point="1" draw:end-shape="id47" draw:end-glue-point="4" svg:d="M51700 55753l902 1547" svg:viewBox="0 0 903 1548">
          <text:p/>
        </draw:connector>
        <draw:connector draw:style-name="gr12" draw:text-style-name="P7" draw:layer="ConfigLayout" draw:type="line" svg:x1="55.6cm" svg:y1="48.651cm" svg:x2="57.602cm" svg:y2="49.502cm" draw:start-shape="id49" draw:start-glue-point="1" draw:end-shape="id47" draw:end-glue-point="6" svg:d="M55600 48651l2002 851" svg:viewBox="0 0 2003 852">
          <text:p/>
        </draw:connector>
        <draw:g xml:id="id49" draw:id="id49">
          <draw:g>
            <draw:custom-shape draw:style-name="gr16" draw:text-style-name="P10" draw:layer="ConfigLayout" svg:width="0.8cm" svg:height="0.3cm" svg:x="52.3cm" svg:y="48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3.1cm" svg:y="48.5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52.3cm" svg:y="48.5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65.6cm" svg:y1="56.051cm" svg:x2="62.7cm" svg:y2="57.3cm" draw:start-shape="id50" draw:start-glue-point="3" draw:end-shape="id47" draw:end-glue-point="5" svg:d="M65600 56051l-2900 1249" svg:viewBox="0 0 2901 1250">
          <text:p/>
        </draw:connector>
        <draw:connector draw:style-name="gr12" draw:text-style-name="P7" draw:layer="ConfigLayout" draw:type="line" svg:x1="37cm" svg:y1="45.35cm" svg:x2="38.301cm" svg:y2="45.699cm" draw:start-shape="id51" draw:start-glue-point="1" draw:end-shape="id46" draw:end-glue-point="6" svg:d="M37000 45350l1301 349" svg:viewBox="0 0 1302 350">
          <text:p/>
        </draw:connector>
        <draw:g xml:id="id52" draw:id="id52">
          <draw:g>
            <draw:custom-shape draw:style-name="gr16" draw:text-style-name="P10" draw:layer="ConfigLayout" svg:width="0.8cm" svg:height="0.3cm" svg:x="37.3cm" svg:y="38.7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1cm" svg:y="38.6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7.3cm" svg:y="38.699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40.6cm" svg:y1="38.85cm" svg:x2="43.398cm" svg:y2="37.9cm" draw:start-shape="id52" draw:start-glue-point="1" draw:end-shape="id46" draw:end-glue-point="5" svg:d="M40600 38850l2798-950" svg:viewBox="0 0 2799 951">
          <text:p/>
        </draw:connector>
        <draw:g xml:id="id53" draw:id="id53">
          <draw:g>
            <draw:custom-shape draw:style-name="gr16" draw:text-style-name="P10" draw:layer="ConfigLayout" svg:width="0.8cm" svg:height="0.3cm" svg:x="50.8cm" svg:y="44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6cm" svg:y="44cm">
              <text:p text:style-name="P9"><text:span text:style-name="T4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8cm" svg:y="44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cm" svg:y="44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8cm" svg:y="44.6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1.9cm" svg:y="44.6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0.8cm" svg:y1="44.451cm" svg:x2="48.398cm" svg:y2="45.698cm" draw:start-shape="id53" draw:start-glue-point="3" draw:end-shape="id46" draw:end-glue-point="4" svg:d="M50800 44451l-2402 1247" svg:viewBox="0 0 2403 1248">
          <text:p/>
        </draw:connector>
        <draw:g xml:id="id95" draw:id="id95">
          <draw:g>
            <draw:custom-shape draw:style-name="gr16" draw:text-style-name="P10" draw:layer="ConfigLayout" svg:width="0.8cm" svg:height="0.3cm" svg:x="106.4cm" svg:y="21.57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7.2cm" svg:y="21.569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6.4cm" svg:y="21.87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8.6cm" svg:y="22.47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2.471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471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08.6cm" svg:y="22.17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2.171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171cm">
                <text:p text:style-name="P9"><text:span text:style-name="T4">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2.7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06.4cm" svg:y="22.771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771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0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071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07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3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371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37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6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671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67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06.4cm" svg:y="21.57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2" draw:text-style-name="P10" draw:layer="ConfigLayout" svg:width="1.32cm" svg:height="0.3cm" svg:x="63cm" svg:y="112.401cm">
              <text:p text:style-name="P9"><text:span text:style-name="T4">Order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0" draw:layer="ConfigLayout" svg:width="15.28cm" svg:height="0.3cm" svg:x="64.32cm" svg:y="112.399cm">
              <text:p text:style-name="P9"><text:span text:style-name="T4">Env,QMSensor,QMVariables,Sequence,Shift,Move,Collect,Target,LaserXVelocity,LaserXAccel,AtomOffset,Amplitude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4" draw:text-style-name="P10" draw:layer="ConfigLayout" svg:width="16.6cm" svg:height="0.3cm" svg:x="63cm" svg:y="112.399cm">
            <text:p/>
            <draw:enhanced-geometry svg:viewBox="0 0 21600 21600" draw:type="rectangle" draw:enhanced-path="M 0 0 L 21600 0 21600 21600 0 21600 0 0 Z N"/>
          </draw:custom-shape>
        </draw:g>
        <draw:g xml:id="id54" draw:id="id54">
          <draw:g>
            <draw:custom-shape draw:style-name="gr7" draw:text-style-name="P10" draw:layer="layout" svg:width="0.8cm" svg:height="0.3cm" svg:x="23.9cm" svg:y="88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8.7cm">
              <text:p text:style-name="P9"><text:span text:style-name="T4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3.9cm" svg:y="89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9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3.9cm" svg:y="89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1cm" svg:y="89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9cm" svg:y="89.6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cm" svg:y="89.602cm">
                <text:p text:style-name="P9"><text:span text:style-name="T4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2cm" svg:y1="89.301cm" svg:x2="30.473cm" svg:y2="88.827cm" draw:start-shape="id54" draw:start-glue-point="1" draw:end-shape="id26" draw:end-glue-point="7" svg:d="M27200 89301l3273-474" svg:viewBox="0 0 3274 475">
          <text:p/>
        </draw:connector>
        <draw:connector draw:style-name="gr12" draw:text-style-name="P7" draw:layer="layout" draw:type="line" svg:x1="39.201cm" svg:y1="107.199cm" svg:x2="30.827cm" svg:y2="88.827cm" draw:start-shape="id2" draw:start-glue-point="6" draw:end-shape="id26" draw:end-glue-point="9" svg:d="M39201 107199l-8374-18372" svg:viewBox="0 0 8375 18373">
          <text:p/>
        </draw:connector>
        <draw:connector draw:style-name="gr12" draw:text-style-name="P7" draw:layer="layout" draw:type="line" svg:x1="36.599cm" svg:y1="79.399cm" svg:x2="38.868cm" svg:y2="79.426cm" draw:start-shape="id20" draw:start-glue-point="4" draw:end-shape="id45" draw:end-glue-point="6" svg:d="M36599 79399l2269 27" svg:viewBox="0 0 2270 28">
          <text:p/>
        </draw:connector>
        <draw:custom-shape draw:style-name="gr5" draw:text-style-name="P6" xml:id="id27" draw:id="id27" draw:layer="layout" svg:width="0.5cm" svg:height="0.5cm" svg:x="41.166cm" svg:y="79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25cm" svg:y1="77.802cm" svg:x2="41.593cm" svg:y2="79.247cm" draw:start-shape="id55" draw:start-glue-point="2" draw:end-shape="id27" draw:end-glue-point="11" svg:d="M43250 77802l-1657 1445" svg:viewBox="0 0 1658 1446">
          <text:p/>
        </draw:connector>
        <draw:g xml:id="id55" draw:id="id55">
          <draw:g>
            <draw:custom-shape draw:style-name="gr16" draw:text-style-name="P10" draw:layer="layout" svg:width="0.8cm" svg:height="0.3cm" svg:x="41.6cm" svg:y="75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5.7cm">
              <text:p text:style-name="P9"><text:span text:style-name="T4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.6cm" svg:y="76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6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.6cm" svg:y="76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8cm" svg:y="7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6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6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2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2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5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5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6" draw:id="id56">
          <draw:g>
            <draw:custom-shape draw:style-name="gr16" draw:text-style-name="P10" draw:layer="layout" svg:width="0.8cm" svg:height="0.3cm" svg:x="34.8cm" svg:y="73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3.9cm">
              <text:p text:style-name="P9"><text:span text:style-name="T4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4.8cm" svg:y="74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4.2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4.8cm" svg:y="74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37cm" svg:y="75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1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1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4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4.8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4.8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4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4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7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7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36.45cm" svg:y1="76.002cm" svg:x2="36.599cm" svg:y2="79.399cm" draw:start-shape="id56" draw:start-glue-point="2" draw:end-shape="id20" draw:end-glue-point="4" svg:d="M36450 76002l149 3397" svg:viewBox="0 0 150 3398">
          <text:p/>
        </draw:connector>
        <draw:custom-shape draw:style-name="gr35" draw:text-style-name="P16" draw:layer="ConfigLayout" svg:width="111.1cm" svg:height="53.6cm" svg:x="3.6cm" svg:y="62.7cm">
          <text:p text:style-name="P15"><text:span text:style-name="T8">Layer 0 </text:span></text:p>
          <text:p text:style-name="P15"><text:span text:style-name="T8">Interface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ConfigLayout" svg:width="111.2cm" svg:height="28.8cm" svg:x="3.6cm" svg:y="33.9cm">
          <text:p text:style-name="P15"><text:span text:style-name="T8">Layer 1 </text:span></text:p>
          <text:p text:style-name="P15"><text:span text:style-name="T8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6" draw:id="id26" draw:layer="layout" svg:width="0.5cm" svg:height="0.5cm" svg:x="30.4cm" svg:y="8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104.399cm" svg:y1="23.899cm" svg:x2="43.6cm" svg:y2="36.45cm" draw:start-shape="id44" draw:start-glue-point="5" draw:end-shape="id57" draw:end-glue-point="10" svg:d="M104399 23899c0 8368-20266 12551-60799 12551" svg:viewBox="0 0 60800 12552">
          <text:p/>
        </draw:connector>
        <draw:connector draw:style-name="gr28" draw:text-style-name="P14" draw:layer="layout" draw:type="curve" svg:x1="48.398cm" svg:y1="45.698cm" svg:x2="57.602cm" svg:y2="49.502cm" draw:start-shape="id46" draw:start-glue-point="4" draw:end-shape="id47" draw:end-glue-point="6" svg:d="M48398 45698c0 2779 9204 878 9204 3804" svg:viewBox="0 0 9205 3805">
          <text:p/>
        </draw:connector>
        <draw:connector draw:style-name="gr11" draw:text-style-name="P10" draw:layer="layout" draw:type="line" svg:x1="30.9cm" svg:y1="88.65cm" svg:x2="36.599cm" svg:y2="79.399cm" draw:start-shape="id26" draw:start-glue-point="10" draw:end-shape="id20" draw:end-glue-point="4" svg:d="M30900 88650l5699-9251" svg:viewBox="0 0 5700 9252">
          <text:p text:style-name="P9"><text:span text:style-name="T4">Initial</text:span></text:p>
        </draw:connector>
        <draw:custom-shape draw:style-name="gr5" draw:text-style-name="P6" xml:id="id58" draw:id="id58" draw:layer="layout" svg:width="0.5cm" svg:height="0.5cm" svg:x="87.3cm" svg:y="3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87.8cm" svg:y1="38.05cm" svg:x2="89.898cm" svg:y2="38cm" draw:start-shape="id58" draw:start-glue-point="10" draw:end-shape="id59" draw:end-glue-point="5" svg:d="M87800 38050l2098-50" svg:viewBox="0 0 2099 51">
          <text:p/>
        </draw:connector>
        <draw:g xml:id="id81" draw:id="id81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99.917cm" svg:y="52.202cm">
            <draw:text-box>
              <text:p text:style-name="P2"><text:span text:style-name="T2">Amplitude</text:span></text:p>
            </draw:text-box>
          </draw:frame>
          <draw:polygon draw:style-name="gr3" draw:text-style-name="P4" draw:layer="layout" svg:width="9.721cm" svg:height="7.479cm" svg:x="97.589cm" svg:y="49.5cm" svg:viewBox="0 0 9722 7480" draw:points="0,7480 9722,7480 4858,0">
            <text:p/>
          </draw:polygon>
          <draw:custom-shape draw:style-name="gr4" draw:text-style-name="P5" draw:layer="layout" svg:width="0.486cm" svg:height="0.5cm" svg:x="97.2cm" svg:y="56.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7.214cm" svg:y="5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2.207cm" svg:y="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0" draw:id="id60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24.917cm" svg:y="26.7cm">
            <draw:text-box>
              <text:p text:style-name="P2"><text:span text:style-name="T3">Shift</text:span></text:p>
            </draw:text-box>
          </draw:frame>
          <draw:polygon draw:style-name="gr3" draw:text-style-name="P4" draw:layer="layout" svg:width="9.721cm" svg:height="7.479cm" svg:x="22.589cm" svg:y="23.998cm" svg:viewBox="0 0 9722 7480" draw:points="0,7480 9722,7480 4858,0">
            <text:p/>
          </draw:polygon>
          <draw:custom-shape draw:style-name="gr4" draw:text-style-name="P5" draw:layer="layout" svg:width="0.486cm" svg:height="0.5cm" svg:x="22.2cm" svg:y="31.29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2.214cm" svg:y="31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7.207cm" svg:y="23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27.2cm" svg:y="27.9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8" draw:text-style-name="P14" draw:layer="layout" draw:type="curve" draw:line-skew="-15.964cm" svg:x1="27.401cm" svg:y1="28.197cm" svg:x2="55.601cm" svg:y2="10.799cm" draw:start-shape="id60" draw:start-glue-point="7" draw:end-shape="id61" draw:end-glue-point="6" svg:d="M27401 28197c0-17791 28200-9093 28200-17398" svg:viewBox="0 0 28201 17399">
          <text:p text:style-name="P9"><text:span text:style-name="T9">0</text:span></text:p>
        </draw:connector>
        <draw:custom-shape draw:style-name="gr5" draw:text-style-name="P6" xml:id="id62" draw:id="id62" draw:layer="layout" svg:width="0.5cm" svg:height="0.5cm" svg:x="25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26.1cm" svg:y1="23.85cm" svg:x2="27.401cm" svg:y2="23.799cm" draw:start-shape="id62" draw:start-glue-point="10" draw:end-shape="id60" draw:end-glue-point="6" svg:d="M26100 23850l1301-51" svg:viewBox="0 0 1302 52">
          <text:p/>
        </draw:connector>
        <draw:connector draw:style-name="gr38" draw:text-style-name="P14" draw:layer="layout" draw:type="curve" svg:x1="65.698cm" svg:y1="10.798cm" svg:x2="27.45cm" svg:y2="23.498cm" draw:start-shape="id61" draw:start-glue-point="4" draw:end-shape="id60" draw:end-glue-point="0" svg:d="M65698 10798c0 9678-38248 3328-38248 12700" svg:viewBox="0 0 38249 12701">
          <text:p text:style-name="P9"><text:span text:style-name="T9">Key</text:span></text:p>
        </draw:connector>
        <draw:g xml:id="id63" draw:id="id63">
          <draw:g>
            <draw:custom-shape draw:style-name="gr16" draw:text-style-name="P10" draw:layer="layout" svg:width="0.8cm" svg:height="0.3cm" svg:x="29.9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198cm">
              <text:p text:style-name="P9"><text:span text:style-name="T4">Shif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9.9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49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9.9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2.1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9cm" svg:y="24.1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1cm" svg:y="24.1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29.9cm" svg:y1="23.799cm" svg:x2="27.401cm" svg:y2="23.799cm" draw:start-shape="id63" draw:start-glue-point="3" draw:end-shape="id60" draw:end-glue-point="6" svg:d="M29900 23799h-2499" svg:viewBox="0 0 2500 1">
          <text:p/>
        </draw:connector>
        <draw:connector draw:style-name="gr39" draw:text-style-name="P7" draw:layer="layout" draw:type="line" svg:x1="23.7cm" svg:y1="23.799cm" svg:x2="25.6cm" svg:y2="23.85cm" draw:start-shape="id64" draw:start-glue-point="1" draw:end-shape="id62" draw:end-glue-point="6" svg:d="M23700 23799l1900 51" svg:viewBox="0 0 1901 52">
          <text:p/>
        </draw:connector>
        <draw:g xml:id="id64" draw:id="id64">
          <draw:g>
            <draw:custom-shape draw:style-name="gr16" draw:text-style-name="P10" draw:layer="layout" svg:width="0.8cm" svg:height="0.3cm" svg:x="20.4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198cm">
              <text:p text:style-name="P9"><text:span text:style-name="T4">Shif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0.4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4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0.4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2.6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0.4cm" svg:y="24.1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24.1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3.4cm" svg:y1="9.947cm" svg:x2="55.601cm" svg:y2="10.799cm" draw:start-shape="id65" draw:end-shape="id61" draw:end-glue-point="6" svg:d="M53400 9947l2201 852" svg:viewBox="0 0 2202 853">
          <text:p/>
        </draw:connector>
        <draw:connector draw:style-name="gr39" draw:text-style-name="P7" draw:layer="layout" draw:type="line" svg:x1="67.2cm" svg:y1="10.349cm" svg:x2="65.698cm" svg:y2="10.798cm" draw:start-shape="id66" draw:end-shape="id61" draw:end-glue-point="4" svg:d="M67200 10349l-1502 449" svg:viewBox="0 0 1503 450">
          <text:p/>
        </draw:connector>
        <draw:g xml:id="id67" draw:id="id67">
          <draw:g>
            <draw:custom-shape draw:style-name="gr16" draw:text-style-name="P10" draw:layer="layout" svg:width="0.8cm" svg:height="0.3cm" svg:x="63.6cm" svg:y="1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4.4cm" svg:y="1.3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3.6cm" svg:y="1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5.8cm" svg:y="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3.6cm" svg:y="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4.7cm" svg:y="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63.6cm" svg:y1="1.849cm" svg:x2="60.698cm" svg:y2="3cm" draw:start-shape="id67" draw:start-glue-point="3" draw:end-shape="id61" draw:end-glue-point="5" svg:d="M63600 1849l-2902 1151" svg:viewBox="0 0 2903 1152">
          <text:p/>
        </draw:connector>
        <draw:g xml:id="id66" draw:id="id66">
          <draw:g>
            <draw:custom-shape draw:style-name="gr16" draw:text-style-name="P10" draw:layer="layout" svg:width="0.8cm" svg:height="0.3cm" svg:x="67.2cm" svg:y="10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8cm" svg:y="10.198cm">
              <text:p text:style-name="P9"><text:span text:style-name="T4">SequenceOutpu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7.2cm" svg:y="10.198cm">
            <text:p/>
            <draw:enhanced-geometry svg:viewBox="0 0 21600 21600" draw:type="rectangle" draw:enhanced-path="M 0 0 L 21600 0 21600 21600 0 21600 0 0 Z N"/>
          </draw:custom-shape>
        </draw:g>
        <draw:g xml:id="id61" draw:id="id61">
          <draw:glue-point draw:id="4" svg:x="4.808cm" svg:y="4.757cm"/>
          <draw:glue-point draw:id="5" svg:x="0.046cm" svg:y="-4.639cm"/>
          <draw:glue-point draw:id="6" svg:x="-4.809cm" svg:y="4.759cm"/>
          <draw:frame draw:style-name="gr37" draw:text-style-name="P3" draw:layer="layout" svg:width="5.549cm" svg:height="4.74cm" svg:x="58.117cm" svg:y="5.902cm">
            <draw:text-box>
              <text:p text:style-name="P2"><text:span text:style-name="T2">Sequence</text:span></text:p>
            </draw:text-box>
          </draw:frame>
          <draw:polygon draw:style-name="gr3" draw:text-style-name="P4" draw:layer="layout" svg:width="9.721cm" svg:height="7.479cm" svg:x="55.789cm" svg:y="3.2cm" svg:viewBox="0 0 9722 7480" draw:points="0,7480 9722,7480 4858,0">
            <text:p/>
          </draw:polygon>
          <draw:custom-shape draw:style-name="gr4" draw:text-style-name="P5" draw:layer="layout" svg:width="0.486cm" svg:height="0.5cm" svg:x="55.4cm" svg:y="10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5.414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0.407cm" svg:y="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9" draw:id="id69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0.817cm" svg:y="23.602cm">
            <draw:text-box>
              <text:p text:style-name="P2"><text:span text:style-name="T3">Move</text:span></text:p>
            </draw:text-box>
          </draw:frame>
          <draw:polygon draw:style-name="gr3" draw:text-style-name="P4" draw:layer="layout" svg:width="9.721cm" svg:height="7.479cm" svg:x="48.489cm" svg:y="20.9cm" svg:viewBox="0 0 9722 7480" draw:points="0,7480 9722,7480 4858,0">
            <text:p/>
          </draw:polygon>
          <draw:custom-shape draw:style-name="gr4" draw:text-style-name="P5" draw:layer="layout" svg:width="0.486cm" svg:height="0.5cm" svg:x="48.1cm" svg:y="28.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8.114cm" svg:y="2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3.107cm" svg:y="20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3.1cm" svg:y="2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68" draw:id="id68" draw:layer="layout" svg:width="0.5cm" svg:height="0.5cm" svg:x="51.2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51.7cm" svg:y1="20.75cm" svg:x2="53.301cm" svg:y2="20.701cm" draw:start-shape="id68" draw:start-glue-point="10" draw:end-shape="id69" draw:end-glue-point="6" svg:d="M51700 20750l1601-49" svg:viewBox="0 0 1602 50">
          <text:p/>
        </draw:connector>
        <draw:g xml:id="id70" draw:id="id70">
          <draw:g>
            <draw:custom-shape draw:style-name="gr16" draw:text-style-name="P10" draw:layer="layout" svg:width="0.8cm" svg:height="0.3cm" svg:x="55.8cm" svg:y="1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6cm" svg:y="18.5cm">
              <text:p text:style-name="P9"><text:span text:style-name="T4">Mov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5.8cm" svg:y="1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6cm" svg:y="18.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5.8cm" svg:y="1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8cm" svg:y="19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5.8cm" svg:y="19.4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6.9cm" svg:y="19.40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5.8cm" svg:y1="19.101cm" svg:x2="53.301cm" svg:y2="20.701cm" draw:start-shape="id70" draw:start-glue-point="3" draw:end-shape="id69" draw:end-glue-point="6" svg:d="M55800 19101l-2499 1600" svg:viewBox="0 0 2500 1601">
          <text:p/>
        </draw:connector>
        <draw:connector draw:style-name="gr39" draw:text-style-name="P7" draw:layer="layout" draw:type="line" svg:x1="50.6cm" svg:y1="18.901cm" svg:x2="51.2cm" svg:y2="20.75cm" draw:start-shape="id71" draw:start-glue-point="1" draw:end-shape="id68" draw:end-glue-point="6" svg:d="M50600 18901l600 1849" svg:viewBox="0 0 601 1850">
          <text:p/>
        </draw:connector>
        <draw:g xml:id="id71" draw:id="id71">
          <draw:g>
            <draw:custom-shape draw:style-name="gr16" draw:text-style-name="P10" draw:layer="layout" svg:width="0.8cm" svg:height="0.3cm" svg:x="47.3cm" svg:y="18.3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3cm">
              <text:p text:style-name="P9"><text:span text:style-name="T4">Mov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7.3cm" svg:y="18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6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7.3cm" svg:y="18.9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9.5cm" svg:y="19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3cm" svg:y="19.2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8.4cm" svg:y="19.202cm">
                <text:p text:style-name="P9"><text:span text:style-name="T4">0.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74cm 4.851cm" svg:x1="53.301cm" svg:y1="25.099cm" svg:x2="55.601cm" svg:y2="10.799cm" draw:start-shape="id69" draw:start-glue-point="7" draw:end-shape="id61" draw:end-glue-point="6" svg:d="M53301 25099c0-3955-426-3296-1032-5882s-1394-8418 3332-8418" svg:viewBox="0 0 3792 14301">
          <text:p text:style-name="P9"><text:span text:style-name="T9">1</text:span></text:p>
        </draw:connector>
        <draw:connector draw:style-name="gr38" draw:text-style-name="P14" draw:layer="layout" draw:type="curve" svg:x1="65.698cm" svg:y1="10.798cm" svg:x2="53.35cm" svg:y2="20.4cm" draw:start-shape="id61" draw:start-glue-point="4" draw:end-shape="id69" draw:end-glue-point="0" svg:d="M65698 10798c0 7354-12348 2554-12348 9602" svg:viewBox="0 0 12349 9603">
          <text:p text:style-name="P9"><text:span text:style-name="T9">Key</text:span></text:p>
        </draw:connector>
        <draw:g xml:id="id44" draw:id="id44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96.817cm" svg:y="19.002cm">
            <draw:text-box>
              <text:p text:style-name="P2"><text:span text:style-name="T3">Target</text:span></text:p>
            </draw:text-box>
          </draw:frame>
          <draw:polygon draw:style-name="gr3" draw:text-style-name="P4" draw:layer="layout" svg:width="9.721cm" svg:height="7.479cm" svg:x="94.489cm" svg:y="16.3cm" svg:viewBox="0 0 9722 7480" draw:points="0,7480 9722,7480 4858,0">
            <text:p/>
          </draw:polygon>
          <draw:custom-shape draw:style-name="gr4" draw:text-style-name="P5" draw:layer="layout" svg:width="0.486cm" svg:height="0.5cm" svg:x="94.1cm" svg:y="23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4.114cm" svg:y="2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9.107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99.1cm" svg:y="20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2" draw:id="id72">
          <draw:g>
            <draw:custom-shape draw:style-name="gr16" draw:text-style-name="P10" draw:layer="layout" svg:width="0.8cm" svg:height="0.3cm" svg:x="101.601cm" svg:y="13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3.7cm">
              <text:p text:style-name="P9"><text:span text:style-name="T4">Targe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1.601cm" svg:y="14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4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1.601cm" svg:y="14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03.801cm" svg:y="14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1.601cm" svg:y="14.6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2.701cm" svg:y="14.6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101.601cm" svg:y1="14.301cm" svg:x2="99.301cm" svg:y2="16.101cm" draw:start-shape="id72" draw:start-glue-point="3" draw:end-shape="id44" draw:end-glue-point="6" svg:d="M101601 14301l-2300 1800" svg:viewBox="0 0 2301 1801">
          <text:p/>
        </draw:connector>
        <draw:connector draw:style-name="gr38" draw:text-style-name="P14" draw:layer="layout" draw:type="curve" draw:line-skew="-8.768cm" svg:x1="99.301cm" svg:y1="20.499cm" svg:x2="55.601cm" svg:y2="10.799cm" draw:start-shape="id44" draw:start-glue-point="7" draw:end-shape="id61" draw:end-glue-point="6" svg:d="M99301 20499c0-6997-43700-2148-43700-9700" svg:viewBox="0 0 43701 9701">
          <text:p text:style-name="P9"><text:span text:style-name="T9">3</text:span></text:p>
        </draw:connector>
        <draw:connector draw:style-name="gr38" draw:text-style-name="P14" draw:layer="layout" draw:type="curve" svg:x1="65.698cm" svg:y1="10.798cm" svg:x2="99.35cm" svg:y2="15.8cm" draw:start-shape="id61" draw:start-glue-point="4" draw:end-shape="id44" draw:end-glue-point="0" svg:d="M65698 10798c0 3904 33652 1404 33652 5002" svg:viewBox="0 0 33653 5003">
          <text:p text:style-name="P9"><text:span text:style-name="T9">Key</text:span></text:p>
        </draw:connector>
        <draw:g xml:id="id65" draw:id="id65">
          <draw:g>
            <draw:custom-shape draw:style-name="gr16" draw:text-style-name="P10" draw:layer="layout" svg:width="0.8cm" svg:height="0.3cm" svg:x="50.1cm" svg:y="9.4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9cm" svg:y="9.496cm">
              <text:p text:style-name="P9"><text:span text:style-name="T4">Seque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0.1cm" svg:y="9.79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52.3cm" svg:y="10.09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1cm" svg:y="10.098cm">
                <text:p text:style-name="P9"><text:span text:style-name="T4">Tolerance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7" draw:layer="layout" svg:width="1.1cm" svg:height="0.3cm" svg:x="51.2cm" svg:y="10.098cm">
                <text:p text:style-name="P9"><text:span text:style-name="T10">0.01,0.01,0.01,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14" draw:layer="layout" draw:type="curve" draw:line-skew="-3.653cm" svg:x1="30.473cm" svg:y1="88.473cm" svg:x2="22.401cm" svg:y2="31.597cm" draw:start-shape="id26" draw:start-glue-point="5" draw:end-shape="id60" draw:end-glue-point="4" svg:d="M30473 88473c0-48039-8072-19601-8072-56876" svg:viewBox="0 0 8073 56877">
          <text:p/>
        </draw:connector>
        <draw:g xml:id="id73" draw:id="id73">
          <draw:g>
            <draw:custom-shape draw:style-name="gr16" draw:text-style-name="P10" draw:layer="ConfigLayout" svg:width="0.8cm" svg:height="0.3cm" svg:x="18.7cm" svg:y="32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9.5cm" svg:y="32.598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18.7cm" svg:y="32.5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20.35cm" svg:y1="32.598cm" svg:x2="22.401cm" svg:y2="31.597cm" draw:start-shape="id73" draw:start-glue-point="0" draw:end-shape="id60" draw:end-glue-point="4" svg:d="M20350 32598l2051-1001" svg:viewBox="0 0 2052 1002">
          <text:p/>
        </draw:connector>
        <draw:g xml:id="id74" draw:id="id74">
          <draw:g>
            <draw:custom-shape draw:style-name="gr16" draw:text-style-name="P10" draw:layer="ConfigLayout" svg:width="0.8cm" svg:height="0.3cm" svg:x="93.1cm" svg:y="106.7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699cm">
              <text:p text:style-name="P9"><text:span text:style-name="T4">DiffX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3.1cm" svg:y="107.0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999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3.1cm" svg:y="107.3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5.3cm" svg:y="107.901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901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90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5.3cm" svg:y="107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601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601cm">
                <text:p text:style-name="P9"><text:span text:style-name="T4">1,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3.1cm" svg:y1="107.45cm" svg:x2="90.402cm" svg:y2="107.953cm" draw:start-shape="id74" draw:start-glue-point="3" draw:end-shape="id8" draw:end-glue-point="10" svg:d="M93100 107450l-2698 503" svg:viewBox="0 0 2699 504">
          <text:p/>
        </draw:connector>
        <draw:connector draw:style-name="gr28" draw:text-style-name="P14" draw:layer="layout" draw:type="curve" svg:x1="30.473cm" svg:y1="88.473cm" svg:x2="48.301cm" svg:y2="28.499cm" draw:start-shape="id26" draw:start-glue-point="5" draw:end-shape="id69" draw:end-glue-point="4" svg:d="M30473 88473c0-44883 17828-14896 17828-59974" svg:viewBox="0 0 17829 59975">
          <text:p/>
        </draw:connector>
        <draw:connector draw:style-name="gr28" draw:text-style-name="P14" draw:layer="layout" draw:type="curve" svg:x1="58.399cm" svg:y1="28.499cm" svg:x2="43.6cm" svg:y2="36.45cm" draw:start-shape="id69" draw:start-glue-point="5" draw:end-shape="id57" draw:end-glue-point="10" svg:d="M58399 28499c0 5301-4933 7951-14799 7951" svg:viewBox="0 0 14800 7952">
          <text:p/>
        </draw:connector>
        <draw:g xml:id="id75" draw:id="id75">
          <draw:g>
            <draw:custom-shape draw:style-name="gr16" draw:text-style-name="P10" draw:layer="ConfigLayout" svg:width="0.8cm" svg:height="0.3cm" svg:x="44.2cm" svg:y="37.4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399cm">
              <text:p text:style-name="P9"><text:span text:style-name="T4">LaserXVelocityRef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4.2cm" svg:y="37.7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699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4.2cm" svg:y="38.0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6.4cm" svg:y="38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601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60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46.4cm" svg:y="38.3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301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301cm">
                <text:p text:style-name="P9"><text:span text:style-name="T4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4.2cm" svg:y1="38.15cm" svg:x2="43.527cm" svg:y2="36.627cm" draw:start-shape="id75" draw:end-shape="id57" draw:end-glue-point="9" svg:d="M44200 38150l-673-1523" svg:viewBox="0 0 674 1524">
          <text:p/>
        </draw:connector>
        <draw:connector draw:style-name="gr21" draw:text-style-name="P10" draw:layer="ConfigLayout" draw:type="curve" svg:x1="27.45cm" svg:y1="23.498cm" svg:x2="40.752cm" svg:y2="36.201cm" draw:start-shape="id60" draw:start-glue-point="0" draw:end-shape="id76" draw:end-glue-point="4" svg:d="M27450 23498c0-751 13302-7103 13302 12703" svg:viewBox="0 0 13303 14263">
          <text:p/>
        </draw:connector>
        <draw:g xml:id="id77" draw:id="id77">
          <draw:g>
            <draw:custom-shape draw:style-name="gr16" draw:text-style-name="P10" draw:layer="ConfigLayout" svg:width="0.8cm" svg:height="0.3cm" svg:x="33.5cm" svg:y="37.3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7.298cm">
              <text:p text:style-name="P9"><text:span text:style-name="T4">VelocityActiv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3.5cm" svg:y="37.6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7.598cm">
              <text:p text:style-name="P9"><text:span text:style-name="T4">LimitBanded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7.9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5.7cm" svg:y="38.5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5cm">
                <text:p text:style-name="P9"><text:span text:style-name="T4">Upp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5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35.7cm" svg:y="38.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2cm">
                <text:p text:style-name="P9"><text:span text:style-name="T4">Threshold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8.8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8cm">
                <text:p text:style-name="P9"><text:span text:style-name="T4">Low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8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9.1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9.1cm">
                <text:p text:style-name="P9"><text:span text:style-name="T4">BandWidth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9.1cm">
                <text:p text:style-name="P9"><text:span text:style-name="T4">1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9.4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9.4cm">
                <text:p text:style-name="P9"><text:span text:style-name="T4">BandValu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9.4cm">
                <text:p text:style-name="P9"><text:span text:style-name="T4">Infinity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6.8cm" svg:y1="38.499cm" svg:x2="40.502cm" svg:y2="36.451cm" draw:start-shape="id77" draw:start-glue-point="1" draw:end-shape="id76" draw:end-glue-point="6" svg:d="M36800 38499l3702-2048" svg:viewBox="0 0 3703 2049">
          <text:p/>
        </draw:connector>
        <draw:connector draw:style-name="gr15" draw:text-style-name="P10" draw:layer="ConfigLayout" draw:type="curve" svg:x1="40.751cm" svg:y1="109.101cm" svg:x2="52.602cm" svg:y2="57.3cm" draw:start-shape="id5" draw:start-glue-point="4" draw:end-shape="id47" draw:end-glue-point="4" svg:d="M40751 109101c0-38698 11851-12798 11851-51801" svg:viewBox="0 0 11852 51802">
          <text:p text:style-name="P9"><text:span text:style-name="T4">Reset</text:span></text:p>
        </draw:connector>
        <draw:connector draw:style-name="gr15" draw:text-style-name="P10" draw:layer="ConfigLayout" draw:type="curve" svg:x1="41.002cm" svg:y1="36.451cm" svg:x2="52.602cm" svg:y2="57.3cm" draw:start-shape="id76" draw:start-glue-point="10" draw:end-shape="id47" draw:end-glue-point="4" svg:d="M41002 36451c8550 0 2750 20849 11600 20849" svg:viewBox="0 0 11601 20850">
          <text:p text:style-name="P9"><text:span text:style-name="T4">Active</text:span></text:p>
        </draw:connector>
        <draw:g xml:id="id50" draw:id="id50">
          <draw:g>
            <draw:custom-shape draw:style-name="gr16" draw:text-style-name="P10" draw:layer="ConfigLayout" svg:width="0.8cm" svg:height="0.3cm" svg:x="65.6cm" svg:y="55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6.4cm" svg:y="55.3cm">
              <text:p text:style-name="P9"><text:span text:style-name="T4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5.6cm" svg:y="55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7.8cm" svg:y="56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202cm">
                <text:p text:style-name="P9"><text:span text:style-name="T4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202cm">
                <text:p text:style-name="P9"><text:span text:style-name="T4">1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5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5.9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5.902cm">
                <text:p text:style-name="P9"><text:span text:style-name="T4">4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6.5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502cm">
                <text:p text:style-name="P9"><text:span text:style-name="T4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502cm">
                <text:p text:style-name="P9"><text:span text:style-name="T4">0.000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0" draw:text-style-name="P10" draw:layer="ConfigLayout" svg:width="3.3cm" svg:height="1.498cm" svg:x="65.6cm" svg:y="55.302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1cm" svg:y1="109.101cm" svg:x2="62.687cm" svg:y2="57.381cm" draw:start-shape="id5" draw:start-glue-point="4" draw:end-shape="id78" draw:end-glue-point="3" svg:d="M40751 109101c0-38649 21936-12789 21936-51720" svg:viewBox="0 0 21937 51721">
          <text:p text:style-name="P9"><text:span text:style-name="T4">Reset</text:span></text:p>
        </draw:connector>
        <draw:connector draw:style-name="gr15" draw:text-style-name="P10" draw:layer="ConfigLayout" draw:type="curve" draw:line-skew="11.924cm" svg:x1="40.751cm" svg:y1="109.101cm" svg:x2="55.601cm" svg:y2="10.799cm" draw:start-shape="id5" draw:start-glue-point="4" draw:end-shape="id61" draw:end-glue-point="6" svg:d="M40751 109101c0-55689 14850-6538 14850-98302" svg:viewBox="0 0 14851 98303">
          <text:p text:style-name="P9"><text:span text:style-name="T4">Reset 4</text:span></text:p>
        </draw:connector>
        <draw:connector draw:style-name="gr28" draw:text-style-name="P14" draw:layer="layout" draw:type="curve" draw:line-skew="8.999cm" svg:x1="43.501cm" svg:y1="80.451cm" svg:x2="84.801cm" svg:y2="45.799cm" draw:start-shape="id29" draw:start-glue-point="10" draw:end-shape="id59" draw:end-glue-point="6" svg:d="M43501 80451c44323 0 23674-34652 41300-34652" svg:viewBox="0 0 41301 34653">
          <text:p/>
        </draw:connector>
        <draw:g xml:id="id59" draw:id="id59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87.317cm" svg:y="40.902cm">
            <draw:text-box>
              <text:p text:style-name="P2"><text:span text:style-name="T2">Atom</text:span></text:p>
              <text:p text:style-name="P2"><text:span text:style-name="T2">Offset</text:span></text:p>
            </draw:text-box>
          </draw:frame>
          <draw:polygon draw:style-name="gr3" draw:text-style-name="P4" draw:layer="layout" svg:width="9.721cm" svg:height="7.479cm" svg:x="84.989cm" svg:y="38.2cm" svg:viewBox="0 0 9722 7480" draw:points="0,7480 9722,7480 4858,0">
            <text:p/>
          </draw:polygon>
          <draw:custom-shape draw:style-name="gr4" draw:text-style-name="P5" draw:layer="layout" svg:width="0.486cm" svg:height="0.5cm" svg:x="84.6cm" svg:y="45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4.614cm" svg:y="4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607cm" svg:y="3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7" draw:layer="ConfigLayout" draw:type="line" svg:x1="92.1cm" svg:y1="37.801cm" svg:x2="89.898cm" svg:y2="38cm" draw:start-shape="id79" draw:start-glue-point="3" draw:end-shape="id59" draw:end-glue-point="5" svg:d="M92100 37801l-2202 199" svg:viewBox="0 0 2203 200">
          <text:p/>
        </draw:connector>
        <draw:g xml:id="id90" draw:id="id90">
          <draw:g>
            <draw:custom-shape draw:style-name="gr16" draw:text-style-name="P10" draw:layer="ConfigLayout" svg:width="0.8cm" svg:height="0.3cm" svg:x="96.7cm" svg:y="43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7.5cm" svg:y="43.5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6.7cm" svg:y="43.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8.9cm" svg:y="44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5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5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98.9cm" svg:y="44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4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96.7cm" svg:y="44.8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1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4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7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7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7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96.7cm" svg:y="43.6cm">
            <text:p/>
            <draw:enhanced-geometry svg:viewBox="0 0 21600 21600" draw:type="rectangle" draw:enhanced-path="M 0 0 L 21600 0 21600 21600 0 21600 0 0 Z N"/>
          </draw:custom-shape>
        </draw:g>
        <draw:g xml:id="id79" draw:id="id79">
          <draw:g>
            <draw:custom-shape draw:style-name="gr16" draw:text-style-name="P10" draw:layer="ConfigLayout" svg:width="0.8cm" svg:height="0.3cm" svg:x="92.1cm" svg:y="37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2cm">
              <text:p text:style-name="P9"><text:span text:style-name="T4">AtomOffset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2.1cm" svg:y="37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5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2.1cm" svg:y="37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4.3cm" svg:y="38.1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2.1cm" svg:y="38.1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2cm" svg:y="38.1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88" draw:id="id88">
          <draw:g>
            <draw:custom-shape draw:style-name="gr16" draw:text-style-name="P10" draw:layer="ConfigLayout" svg:width="0.8cm" svg:height="0.3cm" svg:x="82.1cm" svg:y="37.1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1cm">
              <text:p text:style-name="P9"><text:span text:style-name="T4">AtomOffsetRef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7.4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4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7.7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4.3cm" svg:y="38.0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8.0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2cm" svg:y="38.0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02cm" svg:x1="65.698cm" svg:y1="10.798cm" svg:x2="89.85cm" svg:y2="37.7cm" draw:start-shape="id61" draw:start-glue-point="4" draw:end-shape="id59" draw:end-glue-point="0" svg:d="M65698 10798c0 11299 24152-2151 24152 26902" svg:viewBox="0 0 24153 26903">
          <text:p text:style-name="P9"><text:span text:style-name="T9">Key</text:span></text:p>
        </draw:connector>
        <draw:g xml:id="id82" draw:id="id82">
          <draw:g>
            <draw:custom-shape draw:style-name="gr16" draw:text-style-name="P10" draw:layer="ConfigLayout" svg:width="0.8cm" svg:height="0.3cm" svg:x="92.7cm" svg:y="55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5cm" svg:y="55.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2.7cm" svg:y="55.6cm">
            <text:p/>
            <draw:enhanced-geometry svg:viewBox="0 0 21600 21600" draw:type="rectangle" draw:enhanced-path="M 0 0 L 21600 0 21600 21600 0 21600 0 0 Z N"/>
          </draw:custom-shape>
        </draw:g>
        <draw:g xml:id="id80" draw:id="id80">
          <draw:g>
            <draw:custom-shape draw:style-name="gr16" draw:text-style-name="P10" draw:layer="ConfigLayout" svg:width="0.8cm" svg:height="0.3cm" svg:x="103.9cm" svg:y="48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4.7cm" svg:y="48.2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3.9cm" svg:y="48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6.1cm" svg:y="48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3.9cm" svg:y="48.8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cm" svg:y="48.802cm">
                <text:p text:style-name="P9"><text:span text:style-name="T4">-1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03.9cm" svg:y1="48.651cm" svg:x2="102.498cm" svg:y2="49.3cm" draw:start-shape="id80" draw:start-glue-point="3" draw:end-shape="id81" draw:end-glue-point="5" svg:d="M103900 48651l-1402 649" svg:viewBox="0 0 1403 650">
          <text:p/>
        </draw:connector>
        <draw:connector draw:style-name="gr12" draw:text-style-name="P7" draw:layer="ConfigLayout" draw:type="line" svg:x1="96cm" svg:y1="55.751cm" svg:x2="97.401cm" svg:y2="57.099cm" draw:start-shape="id82" draw:start-glue-point="1" draw:end-shape="id81" draw:end-glue-point="6" svg:d="M96000 55751l1401 1348" svg:viewBox="0 0 1402 1349">
          <text:p/>
        </draw:connector>
        <draw:g xml:id="id83" draw:id="id83">
          <draw:g>
            <draw:custom-shape draw:style-name="gr16" draw:text-style-name="P10" draw:layer="ConfigLayout" svg:width="0.8cm" svg:height="0.3cm" svg:x="110.2cm" svg:y="54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11cm" svg:y="54.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0.2cm" svg:y="55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12.4cm" svg:y="55.7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702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70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12.4cm" svg:y="55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40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4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10.2cm" svg:y="56.002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302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602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10.2cm" svg:y="54.802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110.2cm" svg:y1="56.001cm" svg:x2="107.498cm" svg:y2="57.098cm" draw:start-shape="id83" draw:start-glue-point="3" draw:end-shape="id81" draw:end-glue-point="4" svg:d="M110200 56001l-2702 1097" svg:viewBox="0 0 2703 1098">
          <text:p/>
        </draw:connector>
        <draw:g xml:id="id16" draw:id="id16">
          <draw:g>
            <draw:custom-shape draw:style-name="gr16" draw:text-style-name="P10" draw:layer="ConfigLayout" svg:width="0.8cm" svg:height="0.3cm" svg:x="79.2cm" svg:y="97.9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7.899cm">
              <text:p text:style-name="P9"><text:span text:style-name="T4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9.2cm" svg:y="98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8.199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g xml:id="id84" draw:id="id84">
          <draw:g>
            <draw:custom-shape draw:style-name="gr16" draw:text-style-name="P10" draw:layer="ConfigLayout" svg:width="0.8cm" svg:height="0.3cm" svg:x="77.3cm" svg:y="94.9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4.9cm">
              <text:p text:style-name="P9"><text:span text:style-name="T4">DiffY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7.3cm" svg:y="95.2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5.2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77.3cm" svg:y="95.5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9.5cm" svg:y="95.8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7.3cm" svg:y="95.8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8.4cm" svg:y="95.8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85" draw:id="id85" draw:layer="ConfigLayout" svg:width="0.5cm" svg:height="0.5cm" svg:x="83.2cm" svg:y="9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0.6cm" svg:y1="95.501cm" svg:x2="83.2cm" svg:y2="96.651cm" draw:start-shape="id84" draw:start-glue-point="1" draw:end-shape="id85" draw:end-glue-point="6" svg:d="M80600 95501l2600 1150" svg:viewBox="0 0 2601 1151">
          <text:p/>
        </draw:connector>
        <draw:connector draw:style-name="gr12" draw:text-style-name="P7" draw:layer="layout" draw:type="line" svg:x1="83.45cm" svg:y1="96.901cm" svg:x2="84.25cm" svg:y2="98.603cm" draw:start-shape="id85" draw:start-glue-point="8" draw:end-shape="id7" svg:d="M83450 96901l800 1702" svg:viewBox="0 0 801 1703">
          <text:p/>
        </draw:connector>
        <draw:g xml:id="id92" draw:id="id92">
          <draw:g>
            <draw:custom-shape draw:style-name="gr16" draw:text-style-name="P10" draw:layer="ConfigLayout" svg:width="0.8cm" svg:height="0.3cm" svg:x="55.8cm" svg:y="20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6.6cm" svg:y="20.0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5.8cm" svg:y="20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8cm" svg:y="2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cm">
                <text:p text:style-name="P9"><text:span text:style-name="T4">0.01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8cm" svg:y="20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0.7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0.7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55.8cm" svg:y="21.3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3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.6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.9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2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2.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2.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55.8cm" svg:y="20.1cm">
            <text:p/>
            <draw:enhanced-geometry svg:viewBox="0 0 21600 21600" draw:type="rectangle" draw:enhanced-path="M 0 0 L 21600 0 21600 21600 0 21600 0 0 Z N"/>
          </draw:custom-shape>
        </draw:g>
        <draw:connector draw:style-name="gr21" draw:text-style-name="P10" draw:layer="ConfigLayout" draw:type="curve" draw:line-skew="29.47cm" svg:x1="21.827cm" svg:y1="70.373cm" svg:x2="99.301cm" svg:y2="16.101cm" draw:start-shape="id37" draw:start-glue-point="11" draw:end-shape="id44" draw:end-glue-point="6" svg:d="M21827 70373c0-38406 77474-11270 77474-54272" svg:viewBox="0 0 77475 54273">
          <text:p/>
        </draw:connector>
        <draw:g xml:id="id93" draw:id="id93">
          <draw:g>
            <draw:custom-shape draw:style-name="gr16" draw:text-style-name="P10" draw:layer="ConfigLayout" svg:width="0.8cm" svg:height="0.3cm" svg:x="33.4cm" svg:y="29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2cm" svg:y="29.198cm">
              <text:p text:style-name="P9"><text:span text:style-name="T4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4cm" svg:y="29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6cm" svg:y="29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4cm" svg:y="29.8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5cm" svg:y="29.8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40.752cm" svg:y1="36.701cm" svg:x2="36.599cm" svg:y2="79.399cm" draw:start-shape="id76" draw:start-glue-point="8" draw:end-shape="id20" draw:end-glue-point="4" svg:d="M40752 36701c0 28466-1384 42698-4153 42698" svg:viewBox="0 0 4154 42699">
          <text:p text:style-name="P9"><text:span text:style-name="T4">Active</text:span></text:p>
        </draw:connector>
        <draw:connector draw:style-name="gr15" draw:text-style-name="P10" draw:layer="ConfigLayout" draw:type="curve" svg:x1="40.752cm" svg:y1="36.701cm" svg:x2="41.239cm" svg:y2="79.247cm" draw:start-shape="id76" draw:start-glue-point="8" draw:end-shape="id27" draw:end-glue-point="5" svg:d="M40752 36701c0 31855 487 10583 487 42546" svg:viewBox="0 0 488 42547">
          <text:p text:style-name="P9"><text:span text:style-name="T4">Active</text:span></text:p>
        </draw:connector>
        <draw:connector draw:style-name="gr15" draw:text-style-name="P10" draw:layer="ConfigLayout" draw:type="curve" svg:x1="40.502cm" svg:y1="36.451cm" svg:x2="38.301cm" svg:y2="45.699cm" draw:start-shape="id76" draw:start-glue-point="6" draw:end-shape="id46" draw:end-glue-point="6" svg:d="M40502 36451c-4354 0-3254 9248-2201 9248" svg:viewBox="0 0 3151 9249">
          <text:p text:style-name="P9"><text:span text:style-name="T4">Active</text:span></text:p>
        </draw:connector>
        <draw:g xml:id="id89" draw:id="id89">
          <draw:g>
            <draw:custom-shape draw:style-name="gr16" draw:text-style-name="P10" draw:layer="ConfigLayout" svg:width="0.8cm" svg:height="0.3cm" svg:x="79.8cm" svg:y="4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.6cm" svg:y="44.4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79.8cm" svg:y="44.4cm">
            <text:p/>
            <draw:enhanced-geometry svg:viewBox="0 0 21600 21600" draw:type="rectangle" draw:enhanced-path="M 0 0 L 21600 0 21600 21600 0 21600 0 0 Z N"/>
          </draw:custom-shape>
        </draw:g>
        <draw:g xml:id="id86" draw:id="id86">
          <draw:g>
            <draw:custom-shape draw:style-name="gr16" draw:text-style-name="P10" draw:layer="ConfigLayout" svg:width="0.8cm" svg:height="0.3cm" svg:x="37.5cm" svg:y="82.6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598cm">
              <text:p text:style-name="P9"><text:span text:style-name="T4">LaserXVelocity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7.5cm" svg:y="82.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898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7.5cm" svg:y="83.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9.7cm" svg:y="83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7.5cm" svg:y="83.5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8.6cm" svg:y="83.5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9.15cm" svg:y1="82.598cm" svg:x2="39.117cm" svg:y2="79.675cm" draw:start-shape="id86" draw:start-glue-point="0" svg:d="M39150 82598l-33-2923" svg:viewBox="0 0 34 2924">
          <text:p/>
        </draw:connector>
        <draw:g xml:id="id51" draw:id="id51">
          <draw:g>
            <draw:custom-shape draw:style-name="gr16" draw:text-style-name="P10" draw:layer="ConfigLayout" svg:width="0.8cm" svg:height="0.3cm" svg:x="33.7cm" svg:y="45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5cm" svg:y="45.1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3.7cm" svg:y="45.199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2cm" svg:y1="36.701cm" svg:x2="39.295cm" svg:y2="79.249cm" draw:start-shape="id76" draw:start-glue-point="8" draw:end-shape="id45" draw:end-glue-point="11" svg:d="M40752 36701c0 31857-1457 10583-1457 42548" svg:viewBox="0 0 1458 42549">
          <text:p text:style-name="P9"><text:span text:style-name="T4">Active</text:span></text:p>
        </draw:connector>
        <draw:custom-shape draw:style-name="gr5" draw:text-style-name="P18" xml:id="id36" draw:id="id36" draw:layer="ConfigLayout" svg:width="0.5cm" svg:height="0.5cm" svg:x="21.1cm" svg:y="7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4.6cm" svg:y1="74.749cm" svg:x2="21.1cm" svg:y2="72.55cm" draw:start-shape="id87" draw:start-glue-point="1" draw:end-shape="id36" draw:end-glue-point="6" svg:d="M14600 74749l6500-2199" svg:viewBox="0 0 6501 2200">
          <text:p/>
        </draw:connector>
        <draw:connector draw:style-name="gr11" draw:text-style-name="P10" draw:layer="ConfigLayout" draw:type="line" svg:x1="17.327cm" svg:y1="71.227cm" svg:x2="21.173cm" svg:y2="72.373cm" draw:start-shape="id32" draw:start-glue-point="9" draw:end-shape="id36" draw:end-glue-point="5" svg:d="M17327 71227l3846 1146" svg:viewBox="0 0 3847 1147">
          <text:p text:style-name="P9"><text:span text:style-name="T4">KeyData</text:span></text:p>
        </draw:connector>
        <draw:connector draw:style-name="gr11" draw:text-style-name="P10" draw:layer="ConfigLayout" draw:type="line" svg:x1="21.527cm" svg:y1="72.373cm" svg:x2="21.473cm" svg:y2="70.727cm" draw:start-shape="id36" draw:start-glue-point="11" draw:end-shape="id37" draw:end-glue-point="7" svg:d="M21527 72373l-54-1646" svg:viewBox="0 0 55 1647">
          <text:p text:style-name="P9"><text:span text:style-name="T4">Transfer</text:span></text:p>
        </draw:connector>
        <draw:g xml:id="id87" draw:id="id87">
          <draw:g>
            <draw:custom-shape draw:style-name="gr41" draw:text-style-name="P10" draw:layer="ConfigLayout" svg:width="1.988cm" svg:height="0.3cm" svg:x="6.4cm" svg:y="72.4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3cm" svg:x="8.388cm" svg:y="72.398cm">
              <text:p text:style-name="P9"><text:span text:style-name="T4">RecordQ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1" draw:text-style-name="P10" draw:layer="ConfigLayout" svg:width="1.988cm" svg:height="0.3cm" svg:x="6.4cm" svg:y="72.7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3cm" svg:x="8.388cm" svg:y="72.698cm">
              <text:p text:style-name="P9"><text:span text:style-name="T4">RecordQMNo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3" draw:text-style-name="P10" draw:layer="ConfigLayout" svg:width="8.2cm" svg:height="0.3cm" svg:x="6.4cm" svg:y="7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44" draw:text-style-name="P10" draw:layer="ConfigLayout" svg:width="2.734cm" svg:height="0.3cm" svg:x="11.866cm" svg:y="73.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5" draw:text-style-name="P10" draw:layer="ConfigLayout" svg:width="2.734cm" svg:height="0.3cm" svg:x="6.4cm" svg:y="73.6cm">
                <text:p text:style-name="P9"><text:span text:style-name="T4">Ke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10" draw:layer="ConfigLayout" svg:width="2.732cm" svg:height="0.3cm" svg:x="9.134cm" svg:y="73.6cm">
                <text:p text:style-name="P9"><text:span text:style-name="T4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4" draw:text-style-name="P10" draw:layer="ConfigLayout" svg:width="2.734cm" svg:height="0.3cm" svg:x="11.866cm" svg:y="73.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5" draw:text-style-name="P10" draw:layer="ConfigLayout" svg:width="2.734cm" svg:height="0.3cm" svg:x="6.4cm" svg:y="73.3cm">
                <text:p text:style-name="P9"><text:span text:style-name="T4">Threshold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10" draw:layer="ConfigLayout" svg:width="2.732cm" svg:height="0.3cm" svg:x="9.134cm" svg:y="73.3cm">
                <text:p text:style-name="P9"><text:span text:style-name="T4">80000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7" draw:text-style-name="P10" draw:layer="ConfigLayout" svg:width="0.309cm" svg:height="3.2cm" svg:x="14.291cm" svg:y="73.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8" draw:text-style-name="P10" draw:layer="ConfigLayout" svg:width="0.867cm" svg:height="3.2cm" svg:x="6.4cm" svg:y="73.9cm">
                <text:p text:style-name="P9"><text:span text:style-name="T4">LinksLis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9" draw:text-style-name="P10" draw:layer="ConfigLayout" svg:width="7.024cm" svg:height="3.2cm" svg:x="7.267cm" svg:y="73.9cm">
                <text:p text:style-name="P9"><text:span text:style-name="T11">Level^Data:0,SimTime^Dat</text:span><text:span text:style-name="T4">a,ShiftOutput^Parameters,</text:span></text:p>
                <text:p text:style-name="P9"><text:span text:style-name="T4">AmplitudeReference^Parameters,AmplitudeOutput^Parameters,</text:span></text:p>
                <text:p text:style-name="P9"><text:span text:style-name="T4">CollectRef^Parameters,AtomOffsetRef^Parameters,ShiftRef^Parameters,</text:span></text:p>
                <text:p text:style-name="P9"><text:span text:style-name="T4">MoveRef^Parameters,AtomOffsetOutput^Parameters,</text:span></text:p>
                <text:p text:style-name="P9"><text:span text:style-name="T4">TargetOutput^Parameters,LaserXVelocitySmooth^Parameters,</text:span></text:p>
                <text:p text:style-name="P9"><text:span text:style-name="T4">LaserXVelocityOutput^Parameters,LaserXAccelInput^Parameters,</text:span></text:p>
                <text:p text:style-name="P9"><text:span text:style-name="T4">LaserXAccelOutput^Parameters,SequenceInput^Parameters,</text:span></text:p>
                <text:p text:style-name="P9"><text:span text:style-name="T4">MoveOutput^Parameters,SimTime^Parameters,Reset^Reset,</text:span></text:p>
                <text:p text:style-name="P9"><text:span text:style-name="T4">CollectReferenceActive^Parameters,ShiftReferenceActive^Parameters,</text:span></text:p>
                <text:p text:style-name="P9"><text:span text:style-name="T4">MoveReferenceActive^Parameters,TargetReferenceActive^Parameters,</text:span></text:p>
                <text:p text:style-name="P9"><text:span text:style-name="T4">AtomOffsetActive^Parameters,SequenceReference^Parameters,</text:span></text:p>
                <text:p text:style-name="P9"><text:span text:style-name="T4">MoveReorg^Parameters,ShiftReorg^Parameters,CollectReorg^Parameters,</text:span></text:p>
                <text:p text:style-name="P9"><text:span text:style-name="T4">MoveVelocityReorg^Parameters,OffsetErrorMarked^Value,</text:span></text:p>
                <text:p text:style-name="P9"><text:span text:style-name="T4">AtomXOffsetSmooth^Parameter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16" draw:text-style-name="P10" draw:layer="layout" svg:width="0.8cm" svg:height="0.3cm" svg:x="33cm" svg:y="103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698cm">
              <text:p text:style-name="P9"><text:span text:style-name="T4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3cm" svg:y="1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998cm">
              <text:p text:style-name="P9"><text:span text:style-name="T4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3cm" svg:y="104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5.2cm" svg:y="104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4.9cm">
                <text:p text:style-name="P9"><text:span text:style-name="T4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4.9cm">
                <text:p text:style-name="P9"><text:span text:style-name="T4">0.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5.2cm" svg:y="104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0" draw:text-style-name="P10" draw:layer="layout" svg:width="1.8cm" svg:height="0.3cm" svg:x="33cm" svg:y="104.6cm">
                <text:p text:style-name="P9"><text:span text:style-name="T4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51" draw:text-style-name="P10" draw:layer="layout" svg:width="0.4cm" svg:height="0.3cm" svg:x="34.8cm" svg:y="104.6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2cm">
                <text:p text:style-name="P9"><text:span text:style-name="T4">8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5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5cm">
                <text:p text:style-name="P9"><text:span text:style-name="T4">64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97" draw:id="id97">
          <draw:g>
            <draw:custom-shape draw:style-name="gr7" draw:text-style-name="P10" draw:layer="layout" svg:width="0.8cm" svg:height="0.3cm" svg:x="20.2cm" svg:y="81.9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1.9cm">
              <text:p text:style-name="P9"><text:span text:style-name="T4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0.2cm" svg:y="82.2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2.2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0.2cm" svg:y="82.5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2.4cm" svg:y="82.8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0.2cm" svg:y="82.8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1.3cm" svg:y="82.802cm">
                <text:p text:style-name="P9"><text:span text:style-name="T4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3" draw:id="id23" draw:layer="layout" svg:width="0.5cm" svg:height="0.5cm" svg:x="27.601cm" svg:y="8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draw:type="line" svg:x1="28.101cm" svg:y1="82.751cm" svg:x2="43.001cm" svg:y2="80.451cm" draw:start-shape="id23" draw:start-glue-point="10" draw:end-shape="id29" draw:end-glue-point="6" svg:d="M28101 82751l14900-2300" svg:viewBox="0 0 14901 2301">
          <text:p text:style-name="P9"><text:span text:style-name="T12">1</text:span></text:p>
        </draw:connector>
        <draw:connector draw:style-name="gr11" draw:text-style-name="P19" draw:layer="layout" draw:type="line" svg:x1="30.9cm" svg:y1="88.65cm" svg:x2="43.074cm" svg:y2="80.628cm" draw:start-shape="id26" draw:start-glue-point="10" draw:end-shape="id29" draw:end-glue-point="7" svg:d="M30900 88650l12174-8022" svg:viewBox="0 0 12175 8023">
          <text:p text:style-name="P9"><text:span text:style-name="T12">0</text:span></text:p>
        </draw:connector>
        <draw:custom-shape draw:style-name="gr5" draw:text-style-name="P6" xml:id="id29" draw:id="id29" draw:layer="layout" svg:width="0.5cm" svg:height="0.5cm" svg:x="43.001cm" svg:y="8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41.593cm" svg:y1="79.601cm" svg:x2="43.074cm" svg:y2="80.274cm" draw:end-shape="id29" draw:end-glue-point="5" svg:d="M41593 79601l1481 673" svg:viewBox="0 0 1482 674">
          <text:p text:style-name="P9"><text:span text:style-name="T7">Transfer</text:span></text:p>
        </draw:connector>
        <draw:custom-shape draw:style-name="gr5" draw:text-style-name="P6" xml:id="id45" draw:id="id45" draw:layer="layout" svg:width="0.5cm" svg:height="0.5cm" svg:x="38.868cm" svg:y="79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39.368cm" svg:y1="79.426cm" svg:x2="41.166cm" svg:y2="79.425cm" draw:start-shape="id45" draw:start-glue-point="10" svg:d="M39368 79426l1798-1" svg:viewBox="0 0 1799 2">
          <text:p/>
        </draw:connector>
        <draw:g xml:id="id47" draw:id="id47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5.118cm" svg:y="52.403cm">
            <draw:text-box>
              <text:p text:style-name="P2"><text:span text:style-name="T2"/></text:p>
              <text:p text:style-name="P2"><text:span text:style-name="T2">LaserX</text:span></text:p>
              <text:p text:style-name="P2"><text:span text:style-name="T2">Accel</text:span></text:p>
            </draw:text-box>
          </draw:frame>
          <draw:polygon draw:style-name="gr3" draw:text-style-name="P4" draw:layer="layout" svg:width="9.721cm" svg:height="7.479cm" svg:x="52.79cm" svg:y="49.701cm" svg:viewBox="0 0 9722 7480" draw:points="0,7480 9722,7480 4858,0">
            <text:p/>
          </draw:polygon>
          <draw:custom-shape draw:style-name="gr4" draw:text-style-name="P5" draw:layer="layout" svg:width="0.486cm" svg:height="0.5cm" svg:x="52.401cm" svg:y="57.0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2.415cm" svg:y="5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7.408cm" svg:y="4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7.401cm" svg:y="53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xml:id="id78" draw:id="id78" draw:layer="layout" draw:type="curve" svg:x1="57.589cm" svg:y1="53.981cm" svg:x2="62.687cm" svg:y2="57.381cm" svg:d="M57589 53981c3823 0 1275 3400 5098 3400" svg:viewBox="0 0 5099 3401">
          <text:p/>
        </draw:connector>
        <draw:custom-shape draw:style-name="gr5" draw:text-style-name="P6" xml:id="id57" draw:id="id57" draw:layer="layout" svg:width="0.5cm" svg:height="0.5cm" svg:x="43.1cm" svg:y="3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0" draw:layer="layout" draw:type="line" svg:x1="43.35cm" svg:y1="36.7cm" svg:x2="43.35cm" svg:y2="37.6cm" draw:start-shape="id57" draw:start-glue-point="8" draw:end-shape="id46" draw:end-glue-point="0" svg:d="M43350 36700v900" svg:viewBox="0 0 1 901">
          <text:p/>
        </draw:connector>
        <draw:connector draw:style-name="gr13" draw:text-style-name="P10" draw:layer="layout" draw:type="line" svg:x1="41.002cm" svg:y1="36.451cm" svg:x2="43.1cm" svg:y2="36.45cm" draw:start-shape="id76" draw:start-glue-point="10" draw:end-shape="id57" draw:end-glue-point="6" svg:d="M41002 36451l2098-1" svg:viewBox="0 0 2099 2">
          <text:p text:style-name="P9"><text:span text:style-name="T4">Transfer</text:span></text:p>
        </draw:connector>
        <draw:custom-shape draw:style-name="gr5" draw:text-style-name="P6" xml:id="id76" draw:id="id76" draw:layer="layout" svg:width="0.5cm" svg:height="0.5cm" svg:x="40.502cm" svg:y="3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5.4cm" svg:y1="37.701cm" svg:x2="87.3cm" svg:y2="38.05cm" draw:start-shape="id88" draw:start-glue-point="1" draw:end-shape="id58" draw:end-glue-point="6" svg:d="M85400 37701l1900 349" svg:viewBox="0 0 1901 350">
          <text:p/>
        </draw:connector>
        <draw:connector draw:style-name="gr12" draw:text-style-name="P7" draw:layer="ConfigLayout" draw:type="line" svg:x1="83.1cm" svg:y1="44.551cm" svg:x2="84.801cm" svg:y2="45.799cm" draw:start-shape="id89" draw:start-glue-point="1" draw:end-shape="id59" draw:end-glue-point="6" svg:d="M83100 44551l1701 1248" svg:viewBox="0 0 1702 1249">
          <text:p/>
        </draw:connector>
        <draw:connector draw:style-name="gr12" draw:text-style-name="P7" draw:layer="ConfigLayout" draw:type="line" svg:x1="96.7cm" svg:y1="44.799cm" svg:x2="94.898cm" svg:y2="45.798cm" draw:start-shape="id90" draw:start-glue-point="3" draw:end-shape="id59" draw:end-glue-point="4" svg:d="M96700 44799l-1802 999" svg:viewBox="0 0 1803 1000">
          <text:p/>
        </draw:connector>
        <draw:g xml:id="id91" draw:id="id91">
          <draw:g>
            <draw:custom-shape draw:style-name="gr16" draw:text-style-name="P10" draw:layer="ConfigLayout" svg:width="0.8cm" svg:height="0.3cm" svg:x="48.8cm" svg:y="29.9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49.6cm" svg:y="29.9cm">
              <text:p text:style-name="P9"><text:span text:style-name="T4">PassThroug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48.8cm" svg:y="2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9" draw:text-style-name="P7" draw:layer="ConfigLayout" draw:type="line" svg:x1="50.45cm" svg:y1="29.9cm" svg:x2="48.301cm" svg:y2="28.499cm" draw:start-shape="id91" draw:start-glue-point="0" draw:end-shape="id69" draw:end-glue-point="4" svg:d="M50450 29900l-2149-1401" svg:viewBox="0 0 2150 1402">
          <text:p/>
        </draw:connector>
        <draw:connector draw:style-name="gr39" draw:text-style-name="P7" draw:layer="ConfigLayout" draw:type="line" svg:x1="57.45cm" svg:y1="22.5cm" svg:x2="58.399cm" svg:y2="28.499cm" draw:start-shape="id92" draw:start-glue-point="2" draw:end-shape="id69" draw:end-glue-point="5" svg:d="M57450 22500l949 5999" svg:viewBox="0 0 950 6000">
          <text:p/>
        </draw:connector>
        <draw:connector draw:style-name="gr39" draw:text-style-name="P7" draw:layer="ConfigLayout" draw:type="line" svg:x1="35.05cm" svg:y1="30.1cm" svg:x2="32.499cm" svg:y2="31.597cm" draw:start-shape="id93" draw:start-glue-point="2" draw:end-shape="id60" draw:end-glue-point="5" svg:d="M35050 30100l-2551 1497" svg:viewBox="0 0 2552 1498">
          <text:p/>
        </draw:connector>
        <draw:connector draw:style-name="gr39" draw:text-style-name="P7" draw:layer="ConfigLayout" draw:type="line" svg:x1="92.75cm" svg:y1="22.302cm" svg:x2="94.301cm" svg:y2="23.899cm" draw:start-shape="id94" draw:start-glue-point="2" draw:end-shape="id44" draw:end-glue-point="4" svg:d="M92750 22302l1551 1597" svg:viewBox="0 0 1552 1598">
          <text:p/>
        </draw:connector>
        <draw:g xml:id="id94" draw:id="id94">
          <draw:g>
            <draw:custom-shape draw:style-name="gr16" draw:text-style-name="P10" draw:layer="ConfigLayout" svg:width="0.8cm" svg:height="0.3cm" svg:x="91.1cm" svg:y="22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1.9cm" svg:y="22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1.1cm" svg:y="22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106.4cm" svg:y1="22.77cm" svg:x2="104.399cm" svg:y2="23.899cm" draw:start-shape="id95" draw:start-glue-point="3" draw:end-shape="id44" draw:end-glue-point="5" svg:d="M106400 22770l-2001 1129" svg:viewBox="0 0 2002 1130">
          <text:p/>
        </draw:connector>
        <draw:custom-shape draw:style-name="gr5" draw:text-style-name="P6" xml:id="id8" draw:id="id8" draw:layer="layout" svg:width="0.5cm" svg:height="0.5cm" svg:x="89.902cm" svg:y="10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draw:line-skew="6.049cm" svg:x1="31.801cm" svg:y1="90.651cm" svg:x2="97.401cm" svg:y2="57.099cm" draw:start-shape="id24" draw:start-glue-point="10" draw:end-shape="id81" draw:end-glue-point="6" svg:d="M31801 90651c58123 0 25324-33552 65600-33552" svg:viewBox="0 0 65601 33553">
          <text:p/>
        </draw:connector>
        <draw:custom-shape draw:style-name="gr5" draw:text-style-name="P6" xml:id="id24" draw:id="id24" draw:layer="layout" svg:width="0.5cm" svg:height="0.5cm" svg:x="31.301cm" svg:y="9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6" draw:id="id96">
          <draw:g>
            <draw:custom-shape draw:style-name="gr7" draw:text-style-name="P10" draw:layer="layout" svg:width="0.8cm" svg:height="0.3cm" svg:x="24.3cm" svg:y="90.9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0.898cm">
              <text:p text:style-name="P9"><text:span text:style-name="T4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4.3cm" svg:y="91.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1.1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4.3cm" svg:y="91.5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5cm" svg:y="91.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4.3cm" svg:y="91.8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.4cm" svg:y="91.8cm">
                <text:p text:style-name="P9"><text:span text:style-name="T4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6cm" svg:y1="91.499cm" svg:x2="31.301cm" svg:y2="90.651cm" draw:start-shape="id96" draw:start-glue-point="1" draw:end-shape="id24" draw:end-glue-point="6" svg:d="M27600 91499l3701-848" svg:viewBox="0 0 3702 849">
          <text:p/>
        </draw:connector>
        <draw:connector draw:style-name="gr28" draw:text-style-name="P14" draw:layer="layout" draw:type="curve" svg:x1="107.498cm" svg:y1="57.098cm" svg:x2="84.298cm" svg:y2="98.903cm" draw:start-shape="id81" draw:start-glue-point="4" draw:end-shape="id7" draw:end-glue-point="5" svg:d="M107498 57098c0 31281-23200 10379-23200 41805" svg:viewBox="0 0 23201 41806">
          <text:p/>
        </draw:connector>
        <draw:connector draw:style-name="gr28" draw:text-style-name="P14" draw:layer="layout" draw:type="curve" svg:x1="62.687cm" svg:y1="57.381cm" svg:x2="90.152cm" svg:y2="107.703cm" draw:start-shape="id78" draw:start-glue-point="3" draw:end-shape="id8" draw:end-glue-point="4" svg:d="M62687 57381c0 37882 27465 12722 27465 50322" svg:viewBox="0 0 27466 50323">
          <text:p/>
        </draw:connector>
        <draw:connector draw:style-name="gr28" draw:text-style-name="P14" draw:layer="layout" draw:type="curve" svg:x1="32.499cm" svg:y1="31.597cm" svg:x2="90.152cm" svg:y2="107.703cm" draw:start-shape="id60" draw:start-glue-point="5" draw:end-shape="id8" draw:end-glue-point="4" svg:d="M32499 31597c0 57231 57653 19178 57653 76106" svg:viewBox="0 0 57654 76107">
          <text:p/>
        </draw:connector>
        <draw:connector draw:style-name="gr28" draw:text-style-name="P14" draw:layer="layout" draw:type="curve" svg:x1="94.898cm" svg:y1="45.798cm" svg:x2="90.152cm" svg:y2="107.703cm" draw:start-shape="id59" draw:start-glue-point="4" draw:end-shape="id8" draw:end-glue-point="4" svg:d="M94898 45798c0 46581-4746 15629-4746 61905" svg:viewBox="0 0 4747 61906">
          <text:p/>
        </draw:connector>
        <draw:connector draw:style-name="gr12" draw:text-style-name="P7" draw:layer="layout" draw:type="line" svg:x1="23.5cm" svg:y1="82.501cm" svg:x2="27.601cm" svg:y2="82.751cm" draw:start-shape="id97" draw:start-glue-point="1" draw:end-shape="id23" draw:end-glue-point="6" svg:d="M23500 82501l4101 250" svg:viewBox="0 0 4102 251">
          <text:p/>
        </draw:connector>
        <draw:connector draw:style-name="gr12" draw:text-style-name="P7" draw:layer="layout" draw:type="line" svg:x1="39.201cm" svg:y1="107.199cm" svg:x2="26.502cm" svg:y2="79.4cm" draw:start-shape="id2" draw:start-glue-point="6" draw:end-shape="id20" draw:end-glue-point="6" svg:d="M39201 107199l-12699-27799" svg:viewBox="0 0 12700 27800">
          <text:p/>
        </draw:connector>
        <draw:connector draw:style-name="gr6" draw:text-style-name="P7" draw:layer="layout" draw:type="line" svg:x1="89.975cm" svg:y1="108.13cm" svg:x2="89.127cm" svg:y2="109.074cm" draw:start-shape="id8" draw:start-glue-point="7" draw:end-shape="id10" draw:end-glue-point="11" svg:d="M89975 108130l-848 944" svg:viewBox="0 0 849 945">
          <text:p/>
        </draw:connector>
        <draw:g xml:id="id99" draw:id="id99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74.616cm" svg:y="24.502cm">
            <draw:text-box>
              <text:p text:style-name="P2"><text:span text:style-name="T3">Collect</text:span></text:p>
            </draw:text-box>
          </draw:frame>
          <draw:polygon draw:style-name="gr3" draw:text-style-name="P4" draw:layer="layout" svg:width="9.721cm" svg:height="7.479cm" svg:x="72.288cm" svg:y="21.8cm" svg:viewBox="0 0 9722 7480" draw:points="0,7480 9722,7480 4858,0">
            <text:p/>
          </draw:polygon>
          <draw:custom-shape draw:style-name="gr4" draw:text-style-name="P5" draw:layer="layout" svg:width="0.486cm" svg:height="0.5cm" svg:x="71.899cm" svg:y="29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1.913cm" svg:y="2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6.906cm" svg:y="2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76.899cm" svg:y="25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98" draw:id="id98" draw:layer="layout" svg:width="0.5cm" svg:height="0.5cm" svg:x="74.2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4.7cm" svg:y1="21.65cm" svg:x2="77.1cm" svg:y2="21.601cm" draw:start-shape="id98" draw:start-glue-point="10" draw:end-shape="id99" draw:end-glue-point="6" svg:d="M74700 21650l2400-49" svg:viewBox="0 0 2401 50">
          <text:p/>
        </draw:connector>
        <draw:g xml:id="id100" draw:id="id100">
          <draw:g>
            <draw:custom-shape draw:style-name="gr16" draw:text-style-name="P10" draw:layer="layout" svg:width="0.8cm" svg:height="0.3cm" svg:x="79.4cm" svg:y="21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0.2cm" svg:y="21cm">
              <text:p text:style-name="P9"><text:span text:style-name="T4">Collec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9.4cm" svg:y="21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0.2cm" svg:y="21.3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9.4cm" svg:y="21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81.6cm" svg:y="21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9.4cm" svg:y="21.9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0.5cm" svg:y="21.902cm">
                <text:p text:style-name="P9"><text:span text:style-name="T4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79.4cm" svg:y1="21.601cm" svg:x2="77.1cm" svg:y2="21.601cm" draw:start-shape="id100" draw:start-glue-point="3" draw:end-shape="id99" draw:end-glue-point="6" svg:d="M79400 21601h-2300" svg:viewBox="0 0 2301 1">
          <text:p/>
        </draw:connector>
        <draw:connector draw:style-name="gr39" draw:text-style-name="P7" draw:layer="layout" draw:type="line" svg:x1="71.7cm" svg:y1="21.399cm" svg:x2="74.2cm" svg:y2="21.65cm" draw:start-shape="id101" draw:start-glue-point="1" draw:end-shape="id98" draw:end-glue-point="6" svg:d="M71700 21399l2500 251" svg:viewBox="0 0 2501 252">
          <text:p/>
        </draw:connector>
        <draw:g xml:id="id101" draw:id="id101">
          <draw:g>
            <draw:custom-shape draw:style-name="gr16" draw:text-style-name="P10" draw:layer="layout" svg:width="0.8cm" svg:height="0.3cm" svg:x="68.4cm" svg:y="20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9.2cm" svg:y="20.798cm">
              <text:p text:style-name="P9"><text:span text:style-name="T4">Collec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8.4cm" svg:y="21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9.2cm" svg:y="21.0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8.4cm" svg:y="21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0.6cm" svg:y="21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8.4cm" svg:y="21.7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9.5cm" svg:y="21.7cm">
                <text:p text:style-name="P9"><text:span text:style-name="T4">-0.06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2" draw:id="id102">
          <draw:g>
            <draw:custom-shape draw:style-name="gr16" draw:text-style-name="P10" draw:layer="layout" svg:width="0.8cm" svg:height="0.3cm" svg:x="69.599cm" svg:y="27.0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0.399cm" svg:y="27.09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9.599cm" svg:y="27.096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xml:id="id103" draw:id="id103" draw:layer="layout" draw:type="line" svg:x1="71.249cm" svg:y1="27.398cm" svg:x2="72.1cm" svg:y2="29.4cm" draw:start-shape="id102" draw:start-glue-point="2" svg:d="M71249 27398l851 2002" svg:viewBox="0 0 852 2003">
          <text:p/>
        </draw:connector>
        <draw:connector draw:style-name="gr38" draw:text-style-name="P14" draw:layer="layout" draw:type="curve" draw:line-skew="-11.153cm" svg:x1="77.1cm" svg:y1="25.999cm" svg:x2="55.601cm" svg:y2="10.799cm" draw:start-shape="id99" draw:start-glue-point="7" draw:end-shape="id61" draw:end-glue-point="6" svg:d="M77100 25999c0-10575-21499-2975-21499-15200" svg:viewBox="0 0 21500 15201">
          <text:p text:style-name="P9"><text:span text:style-name="T9">2</text:span></text:p>
        </draw:connector>
        <draw:connector draw:style-name="gr38" draw:text-style-name="P14" draw:layer="layout" draw:type="curve" svg:x1="65.698cm" svg:y1="10.798cm" svg:x2="77.149cm" svg:y2="21.3cm" draw:start-shape="id61" draw:start-glue-point="4" draw:end-shape="id99" draw:end-glue-point="0" svg:d="M65698 10798c0 8029 11451 2779 11451 10502" svg:viewBox="0 0 11452 10503">
          <text:p text:style-name="P9"><text:span text:style-name="T9">Key</text:span></text:p>
        </draw:connector>
        <draw:connector draw:style-name="gr28" draw:text-style-name="P14" draw:layer="layout" draw:type="curve" draw:line-skew="-6.4cm" svg:x1="43.251cm" svg:y1="80.201cm" svg:x2="72.1cm" svg:y2="29.4cm" draw:start-shape="id29" draw:start-glue-point="4" draw:end-shape="id103" draw:end-glue-point="3" svg:d="M43251 80201c0-47701 28849-22301 28849-50801" svg:viewBox="0 0 28850 50802">
          <text:p/>
        </draw:connector>
        <draw:g xml:id="id105" draw:id="id105">
          <draw:g>
            <draw:custom-shape draw:style-name="gr16" draw:text-style-name="P10" draw:layer="layout" svg:width="0.8cm" svg:height="0.3cm" svg:x="75.5cm" svg:y="30.7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6.3cm" svg:y="30.698cm">
              <text:p text:style-name="P9"><text:span text:style-name="T4">CollectInput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5.5cm" svg:y="31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6.3cm" svg:y="30.998cm">
              <text:p text:style-name="P9"><text:span text:style-name="T4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5.5cm" svg:y="31.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7.7cm" svg:y="31.9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5.5cm" svg:y="31.9cm">
                <text:p text:style-name="P9"><text:span text:style-name="T4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6.6cm" svg:y="31.9cm">
                <text:p text:style-name="P9"><text:span text:style-name="T4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77.7cm" svg:y="31.6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5.5cm" svg:y="31.6cm">
                <text:p text:style-name="P9"><text:span text:style-name="T4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6.6cm" svg:y="31.6cm">
                <text:p text:style-name="P9"><text:span text:style-name="T4">-0.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104" draw:id="id104" draw:layer="layout" svg:width="0.5cm" svg:height="0.5cm" svg:x="73.3cm" svg:y="3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2.1cm" svg:y1="29.4cm" svg:x2="73.3cm" svg:y2="30.65cm" draw:start-shape="id103" draw:start-glue-point="3" draw:end-shape="id104" draw:end-glue-point="6" svg:d="M72100 29400l1200 1250" svg:viewBox="0 0 1201 1251">
          <text:p/>
        </draw:connector>
        <draw:connector draw:style-name="gr39" draw:text-style-name="P7" draw:layer="layout" draw:type="line" svg:x1="75.5cm" svg:y1="31.449cm" svg:x2="73.727cm" svg:y2="30.827cm" draw:start-shape="id105" draw:start-glue-point="3" draw:end-shape="id104" draw:end-glue-point="9" svg:d="M75500 31449l-1773-622" svg:viewBox="0 0 1774 623">
          <text:p/>
        </draw:connector>
        <draw:custom-shape draw:style-name="gr5" draw:text-style-name="P6" xml:id="id106" draw:id="id106" draw:layer="layout" svg:width="0.5cm" svg:height="0.5cm" svg:x="45.8cm" svg:y="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46.3cm" svg:y1="28.25cm" svg:x2="48.301cm" svg:y2="28.499cm" draw:start-shape="id106" draw:start-glue-point="10" draw:end-shape="id69" draw:end-glue-point="4" svg:d="M46300 28250l2001 249" svg:viewBox="0 0 2002 250">
          <text:p text:style-name="P9"><text:span text:style-name="T4">Transfer</text:span></text:p>
        </draw:connector>
        <draw:connector draw:style-name="gr39" draw:text-style-name="P7" draw:layer="layout" draw:type="line" svg:x1="43.9cm" svg:y1="28.199cm" svg:x2="45.8cm" svg:y2="28.25cm" draw:start-shape="id107" draw:start-glue-point="1" draw:end-shape="id106" draw:end-glue-point="6" svg:d="M43900 28199l1900 51" svg:viewBox="0 0 1901 52">
          <text:p/>
        </draw:connector>
        <draw:connector draw:style-name="gr15" draw:text-style-name="P10" draw:layer="layout" draw:type="curve" svg:x1="51.2cm" svg:y1="20.75cm" svg:x2="46.05cm" svg:y2="28cm" draw:start-shape="id68" draw:start-glue-point="6" draw:end-shape="id106" draw:end-glue-point="4" svg:d="M51200 20750c-3434 0-5150 2416-5150 7250" svg:viewBox="0 0 5151 7251">
          <text:p text:style-name="P9"><text:span text:style-name="T4">Parameter</text:span></text:p>
        </draw:connector>
        <draw:g xml:id="id108" draw:id="id108">
          <draw:g>
            <draw:custom-shape draw:style-name="gr16" draw:text-style-name="P10" draw:layer="ConfigLayout" svg:width="0.8cm" svg:height="0.3cm" svg:x="43.4cm" svg:y="84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1cm">
              <text:p text:style-name="P9"><text:span text:style-name="T4">AtomXOffset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3.4cm" svg:y="8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4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3.4cm" svg:y="84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5.6cm" svg:y="85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3.4cm" svg:y="85.002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5cm" svg:y="85.002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5.05cm" svg:y1="84.1cm" svg:x2="44.953cm" svg:y2="81.503cm" draw:start-shape="id108" draw:start-glue-point="0" draw:end-shape="id109" draw:end-glue-point="8" svg:d="M45050 84100l-97-2597" svg:viewBox="0 0 98 2598">
          <text:p/>
        </draw:connector>
        <draw:g xml:id="id110" draw:id="id110">
          <draw:g>
            <draw:custom-shape draw:style-name="gr16" draw:text-style-name="P10" draw:layer="ConfigLayout" svg:width="0.8cm" svg:height="0.3cm" svg:x="45.2cm" svg:y="82.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398cm">
              <text:p text:style-name="P9"><text:span text:style-name="T4">AtomXOffsetSmoothAb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5.2cm" svg:y="82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698cm">
              <text:p text:style-name="P9"><text:span text:style-name="T4">Absolute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6.85cm" svg:y1="82.398cm" svg:x2="46.654cm" svg:y2="81.504cm" draw:start-shape="id110" draw:start-glue-point="0" draw:end-shape="id111" draw:end-glue-point="8" svg:d="M46850 82398l-196-894" svg:viewBox="0 0 197 895">
          <text:p/>
        </draw:connector>
        <draw:custom-shape draw:style-name="gr5" draw:text-style-name="P6" xml:id="id113" draw:id="id113" draw:layer="layout" svg:width="0.5cm" svg:height="0.5cm" svg:x="11.7cm" svg:y="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13.45cm" svg:y1="113.598cm" svg:x2="12.127cm" svg:y2="112.427cm" draw:start-shape="id112" draw:start-glue-point="0" draw:end-shape="id113" draw:end-glue-point="9" svg:d="M13450 113598l-1323-1171" svg:viewBox="0 0 1324 1172">
          <text:p/>
        </draw:connector>
        <draw:g xml:id="id112" draw:id="id112">
          <draw:g>
            <draw:custom-shape draw:style-name="gr16" draw:text-style-name="P10" draw:layer="layout" svg:width="0.8cm" svg:height="0.3cm" svg:x="11.8cm" svg:y="113.6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598cm">
              <text:p text:style-name="P9"><text:span text:style-name="T4">Zero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1.8cm" svg:y="113.9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8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1.8cm" svg:y="114.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4cm" svg:y="114.5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1.8cm" svg:y="114.5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2.9cm" svg:y="114.5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11.773cm" svg:y1="112.073cm" svg:x2="10.201cm" svg:y2="110.399cm" draw:start-shape="id113" draw:start-glue-point="5" draw:end-shape="id114" draw:end-glue-point="3" svg:d="M11773 112073l-1572-1674" svg:viewBox="0 0 1573 1675">
          <text:p/>
        </draw:connector>
        <draw:g xml:id="id107" draw:id="id107">
          <draw:g>
            <draw:custom-shape draw:style-name="gr16" draw:text-style-name="P10" draw:layer="layout" svg:width="0.8cm" svg:height="0.3cm" svg:x="40.6cm" svg:y="26.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4cm" svg:y="26.398cm">
              <text:p text:style-name="P9"><text:span text:style-name="T4">Move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0.6cm" svg:y="26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4cm" svg:y="26.6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0.6cm" svg:y="2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2.8cm" svg:y="27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layout" svg:width="1.6cm" svg:height="0.3cm" svg:x="40.6cm" svg:y="27.6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layout" svg:width="0.6cm" svg:height="0.3cm" svg:x="42.2cm" svg:y="27.6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2.8cm" svg:y="27.3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2cm" svg:height="0.3cm" svg:x="40.6cm" svg:y="27.3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cm" svg:height="0.3cm" svg:x="41.8cm" svg:y="27.3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2.8cm" svg:y="27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layout" svg:width="1.6cm" svg:height="0.3cm" svg:x="40.6cm" svg:y="27.9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layout" svg:width="0.6cm" svg:height="0.3cm" svg:x="42.2cm" svg:y="27.9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2.8cm" svg:y="28.2cm">
                <text:p/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layout" svg:width="1.6cm" svg:height="0.3cm" svg:x="40.6cm" svg:y="28.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layout" svg:width="0.6cm" svg:height="0.3cm" svg:x="42.2cm" svg:y="28.2cm">
                <text:p text:style-name="P9"><text:span text:style-name="T4">0.9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8.5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2" draw:layer="layout" svg:width="1.3cm" svg:height="0.3cm" svg:x="40.6cm" svg:y="28.5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2cm" svg:height="0.3cm" svg:x="41.9cm" svg:y="28.5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8.8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layout" svg:width="1.3cm" svg:height="0.3cm" svg:x="40.6cm" svg:y="28.8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2cm" svg:height="0.3cm" svg:x="41.9cm" svg:y="28.8cm">
                <text:p text:style-name="P9"><text:span text:style-name="T4">SmoothFixed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9.1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layout" svg:width="1.3cm" svg:height="0.3cm" svg:x="40.6cm" svg:y="29.1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2cm" svg:height="0.3cm" svg:x="41.9cm" svg:y="29.1cm">
                <text:p text:style-name="P9"><text:span text:style-name="T4">0.5^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7" draw:text-style-name="P10" draw:layer="layout" svg:width="0.8cm" svg:height="0.3cm" svg:x="43.1cm" svg:y="29.4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layout" svg:width="1.3cm" svg:height="0.3cm" svg:x="40.6cm" svg:y="29.4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2cm" svg:height="0.3cm" svg:x="41.9cm" svg:y="29.4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9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layout" svg:width="1.3cm" svg:height="0.3cm" svg:x="40.6cm" svg:y="29.7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2cm" svg:height="0.3cm" svg:x="41.9cm" svg:y="29.7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15" draw:id="id115">
          <draw:g>
            <draw:custom-shape draw:style-name="gr7" draw:text-style-name="P10" draw:layer="layout" svg:width="0.8cm" svg:height="0.3cm" svg:x="51.5cm" svg:y="105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3cm" svg:y="105.698cm">
              <text:p text:style-name="P9"><text:span text:style-name="T4">Upd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51.5cm" svg:y="10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3cm" svg:y="105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51.5cm" svg:y="106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53.7cm" svg:y="106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1.5cm" svg:y="106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2.6cm" svg:y="106.6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51.5cm" svg:y1="106.299cm" svg:x2="49.298cm" svg:y2="107.198cm" draw:start-shape="id115" draw:start-glue-point="3" draw:end-shape="id2" draw:end-glue-point="4" svg:d="M51500 106299l-2202 899" svg:viewBox="0 0 2203 900">
          <text:p/>
        </draw:connector>
        <draw:connector draw:style-name="gr21" draw:text-style-name="P10" draw:layer="layout" draw:type="curve" svg:x1="39.201cm" svg:y1="107.199cm" svg:x2="49.298cm" svg:y2="107.198cm" draw:start-shape="id2" draw:start-glue-point="6" draw:end-shape="id2" draw:end-glue-point="4" svg:d="M39201 107199c0 1054 10097 1055 10097-1" svg:viewBox="0 0 10098 793">
          <text:p/>
        </draw:connector>
        <draw:custom-shape draw:style-name="gr5" draw:text-style-name="P6" xml:id="id118" draw:id="id118" draw:layer="layout" svg:width="0.5cm" svg:height="0.5cm" svg:x="50.5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7" draw:id="id117">
          <draw:g>
            <draw:custom-shape draw:style-name="gr16" draw:text-style-name="P10" draw:layer="layout" svg:width="0.8cm" svg:height="0.3cm" svg:x="48.9cm" svg:y="82.5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498cm">
              <text:p text:style-name="P9"><text:span text:style-name="T4">OffsetErrorMarke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8.9cm" svg:y="82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798cm">
              <text:p text:style-name="P9"><text:span text:style-name="T4">Marked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layout" draw:type="line" svg:x1="46.904cm" svg:y1="81.254cm" svg:x2="48.601cm" svg:y2="81.151cm" draw:start-shape="id111" draw:start-glue-point="10" draw:end-shape="id116" draw:end-glue-point="6" svg:d="M46904 81254l1697-103" svg:viewBox="0 0 1698 104">
          <text:p/>
        </draw:connector>
        <draw:connector draw:style-name="gr12" draw:text-style-name="P7" draw:layer="layout" draw:type="line" svg:x1="50.55cm" svg:y1="82.498cm" svg:x2="50.573cm" svg:y2="81.327cm" draw:start-shape="id117" draw:start-glue-point="0" draw:end-shape="id118" draw:end-glue-point="7" svg:d="M50550 82498l23-1171" svg:viewBox="0 0 24 1172">
          <text:p/>
        </draw:connector>
        <draw:connector draw:style-name="gr15" draw:text-style-name="P10" draw:layer="layout" draw:type="curve" svg:x1="49.298cm" svg:y1="107.198cm" svg:x2="50.75cm" svg:y2="81.4cm" draw:start-shape="id2" draw:start-glue-point="4" draw:end-shape="id118" draw:end-glue-point="8" svg:d="M49298 107198c968 0 1452-8599 1452-25798" svg:viewBox="0 0 1453 25799">
          <text:p text:style-name="P9"><text:span text:style-name="T4">Mark</text:span></text:p>
        </draw:connector>
        <draw:custom-shape draw:style-name="gr5" draw:text-style-name="P6" xml:id="id119" draw:id="id119" draw:layer="layout" svg:width="0.5cm" svg:height="0.5cm" svg:x="29.7cm" svg:y="8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30.65cm" svg:y1="88.4cm" svg:x2="29.95cm" svg:y2="87cm" draw:start-shape="id26" draw:start-glue-point="4" draw:end-shape="id119" draw:end-glue-point="8" svg:d="M30650 88400l-700-1400" svg:viewBox="0 0 701 1401">
          <text:p text:style-name="P9"><text:span text:style-name="T4">0</text:span></text:p>
        </draw:connector>
        <draw:g xml:id="id120" draw:id="id120">
          <draw:g>
            <draw:custom-shape draw:style-name="gr16" draw:text-style-name="P10" draw:layer="ConfigLayout" svg:width="0.8cm" svg:height="0.3cm" svg:x="23.5cm" svg:y="86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6.9cm">
              <text:p text:style-name="P9"><text:span text:style-name="T4">Target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3.5cm" svg:y="87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7.2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3.5cm" svg:y="87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25.7cm" svg:y="87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5cm" svg:y="87.8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6cm" svg:y="87.8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6.8cm" svg:y1="87.501cm" svg:x2="29.7cm" svg:y2="86.75cm" draw:start-shape="id120" draw:start-glue-point="1" draw:end-shape="id119" draw:end-glue-point="6" svg:d="M26800 87501l2900-751" svg:viewBox="0 0 2901 752">
          <text:p/>
        </draw:connector>
        <draw:connector draw:style-name="gr15" draw:text-style-name="P10" draw:layer="ConfigLayout" draw:type="curve" svg:x1="21.65cm" svg:y1="70.8cm" svg:x2="29.7cm" svg:y2="86.75cm" draw:start-shape="id37" draw:start-glue-point="8" draw:end-shape="id119" draw:end-glue-point="6" svg:d="M21650 70800c0 10634 2683 15950 8050 15950" svg:viewBox="0 0 8051 15951">
          <text:p text:style-name="P9"><text:span text:style-name="T4">1</text:span></text:p>
        </draw:connector>
        <draw:connector draw:style-name="gr12" draw:text-style-name="P10" draw:layer="ConfigLayout" draw:type="line" svg:x1="29.1cm" svg:y1="84.65cm" svg:x2="48.674cm" svg:y2="81.328cm" draw:start-shape="id25" draw:start-glue-point="10" draw:end-shape="id116" draw:end-glue-point="7" svg:d="M29100 84650l19574-3322" svg:viewBox="0 0 19575 3323">
          <text:p/>
        </draw:connector>
        <draw:g xml:id="id121" draw:id="id121">
          <draw:g>
            <draw:custom-shape draw:style-name="gr16" draw:text-style-name="P10" draw:layer="ConfigLayout" svg:width="0.8cm" svg:height="0.3cm" svg:x="47.1cm" svg:y="83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3.8cm">
              <text:p text:style-name="P9"><text:span text:style-name="T4">Offset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7.1cm" svg:y="84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4.1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8.75cm" svg:y1="83.8cm" svg:x2="48.851cm" svg:y2="81.401cm" draw:start-shape="id121" draw:start-glue-point="0" draw:end-shape="id116" draw:end-glue-point="8" svg:d="M48750 83800l101-2399" svg:viewBox="0 0 102 2400">
          <text:p/>
        </draw:connector>
        <draw:g xml:id="id122" draw:id="id122">
          <draw:g>
            <draw:custom-shape draw:style-name="gr16" draw:text-style-name="P10" draw:layer="layout" svg:width="0.8cm" svg:height="0.3cm" svg:x="21.5cm" svg:y="83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3.7cm">
              <text:p text:style-name="P9"><text:span text:style-name="T4">OffsetSin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1.5cm" svg:y="84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4cm">
              <text:p text:style-name="P9"><text:span text:style-name="T4">SineTransf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1.5cm" svg:y="84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3.7cm" svg:y="84.9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902cm">
                <text:p text:style-name="P9"><text:span text:style-name="T4">Amplitud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9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4.6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602cm">
                <text:p text:style-name="P9"><text:span text:style-name="T4">Frequenc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602cm">
                <text:p text:style-name="P9"><text:span text:style-name="T4">75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2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202cm">
                <text:p text:style-name="P9"><text:span text:style-name="T4">Pha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202cm">
                <text:p text:style-name="P9"><text:span text:style-name="T4">3.6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5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502cm">
                <text:p text:style-name="P9"><text:span text:style-name="T4">X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502cm">
                <text:p text:style-name="P9"><text:span text:style-name="T4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8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802cm">
                <text:p text:style-name="P9"><text:span text:style-name="T4">Y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8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5" draw:id="id25" draw:layer="layout" svg:width="0.5cm" svg:height="0.5cm" svg:x="28.6cm" svg:y="8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29.95cm" svg:y1="86.5cm" svg:x2="29.027cm" svg:y2="84.827cm" draw:start-shape="id119" draw:start-glue-point="4" draw:end-shape="id25" draw:end-glue-point="9" svg:d="M29950 86500l-923-1673" svg:viewBox="0 0 924 1674">
          <text:p/>
        </draw:connector>
        <draw:connector draw:style-name="gr12" draw:text-style-name="P7" draw:layer="layout" draw:type="line" svg:x1="24.8cm" svg:y1="84.901cm" svg:x2="28.673cm" svg:y2="84.827cm" draw:start-shape="id122" draw:start-glue-point="1" draw:end-shape="id25" draw:end-glue-point="7" svg:d="M24800 84901l3873-74" svg:viewBox="0 0 3874 75">
          <text:p/>
        </draw:connector>
        <draw:custom-shape draw:style-name="gr5" draw:text-style-name="P6" xml:id="id109" draw:id="id109" draw:layer="layout" svg:width="0.5cm" svg:height="0.5cm" svg:x="44.703cm" svg:y="8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1" draw:id="id111" draw:layer="layout" svg:width="0.5cm" svg:height="0.5cm" svg:x="46.404cm" svg:y="8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6" draw:id="id116" draw:layer="layout" svg:width="0.5cm" svg:height="0.5cm" svg:x="48.601cm" svg:y="8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428cm" svg:y1="80.628cm" svg:x2="44.703cm" svg:y2="81.253cm" draw:start-shape="id29" draw:start-glue-point="9" draw:end-shape="id109" draw:end-glue-point="6" svg:d="M43428 80628l1275 625" svg:viewBox="0 0 1276 626">
          <text:p/>
        </draw:connector>
        <draw:connector draw:style-name="gr12" draw:text-style-name="P7" draw:layer="layout" draw:type="line" svg:x1="45.203cm" svg:y1="81.253cm" svg:x2="46.404cm" svg:y2="81.254cm" draw:start-shape="id109" draw:start-glue-point="10" draw:end-shape="id111" draw:end-glue-point="6" svg:d="M45203 81253l1201 1" svg:viewBox="0 0 1202 2">
          <text:p/>
        </draw:connector>
        <draw:connector draw:style-name="gr12" draw:text-style-name="P7" draw:layer="layout" draw:type="line" svg:x1="49.101cm" svg:y1="81.151cm" svg:x2="50.5cm" svg:y2="81.15cm" draw:start-shape="id116" draw:end-shape="id118" draw:end-glue-point="6" svg:d="M49101 81151l1399-1" svg:viewBox="0 0 1400 2">
          <text:p/>
        </draw:connector>
        <draw:connector draw:style-name="gr15" draw:text-style-name="P10" draw:layer="ConfigLayout" draw:type="curve" svg:x1="49.298cm" svg:y1="107.198cm" svg:x2="46.05cm" svg:y2="28.5cm" draw:start-shape="id2" draw:start-glue-point="4" draw:end-shape="id106" draw:end-glue-point="8" svg:d="M49298 107198c1056 0 880-21699-196-28136s-3052 2389-3052-50562" svg:viewBox="0 0 3957 78699">
          <text:p text:style-name="P9"><text:span text:style-name="T4">Update</text:span></text:p>
        </draw:connector>
        <draw:connector draw:style-name="gr15" draw:text-style-name="P10" xml:id="id131" draw:id="id131" draw:layer="ConfigLayout" draw:type="curve" svg:x1="50.672cm" svg:y1="80.901cm" svg:x2="46.05cm" svg:y2="28.5cm" draw:end-shape="id106" draw:end-glue-point="8" svg:d="M50672 80901c0-38923-4622-12723-4622-52401" svg:viewBox="0 0 4623 52402">
          <text:p text:style-name="P9"><text:span text:style-name="T4">Error</text:span></text:p>
        </draw:connector>
        <draw:custom-shape draw:style-name="gr5" draw:text-style-name="P6" xml:id="id124" draw:id="id124" draw:layer="ConfigLayout" svg:width="0.5cm" svg:height="0.5cm" svg:x="59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3" draw:id="id123">
          <draw:g>
            <draw:custom-shape draw:style-name="gr16" draw:text-style-name="P10" draw:layer="ConfigLayout" svg:width="0.8cm" svg:height="0.3cm" svg:x="57.9cm" svg:y="31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8.7cm" svg:y="31.198cm">
              <text:p text:style-name="P9"><text:span text:style-name="T4">Move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7.9cm" svg:y="31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8.7cm" svg:y="31.4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7.9cm" svg:y="31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0.1cm" svg:y="32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7.9cm" svg:y="32.1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59cm" svg:y="32.1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59.55cm" svg:y1="31.198cm" svg:x2="59.55cm" svg:y2="30.2cm" draw:start-shape="id123" draw:end-shape="id124" draw:end-glue-point="8" svg:d="M59550 31198v-998" svg:viewBox="0 0 1 999">
          <text:p/>
        </draw:connector>
        <draw:custom-shape draw:style-name="gr5" draw:text-style-name="P6" xml:id="id125" draw:id="id125" draw:layer="ConfigLayout" svg:width="0.5cm" svg:height="0.5cm" svg:x="61.1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0" draw:layer="ConfigLayout" draw:type="line" svg:x1="59.8cm" svg:y1="29.95cm" svg:x2="61.1cm" svg:y2="29.95cm" draw:start-shape="id124" draw:start-glue-point="10" draw:end-shape="id125" draw:end-glue-point="6" svg:d="M59800 29950h1300" svg:viewBox="0 0 1301 1">
          <text:p text:style-name="P9"><text:span text:style-name="T4">Transfer</text:span></text:p>
        </draw:connector>
        <draw:g xml:id="id126" draw:id="id126">
          <draw:g>
            <draw:custom-shape draw:style-name="gr16" draw:text-style-name="P10" draw:layer="ConfigLayout" svg:width="0.8cm" svg:height="0.3cm" svg:x="59.7cm" svg:y="32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0.5cm" svg:y="32.698cm">
              <text:p text:style-name="P9"><text:span text:style-name="T4">Move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9.7cm" svg:y="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0.5cm" svg:y="32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9.7cm" svg:y="33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1.9cm" svg:y="33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7cm" svg:y="33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0.8cm" svg:y="33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61.35cm" svg:y1="32.698cm" svg:x2="61.35cm" svg:y2="30.2cm" draw:start-shape="id126" draw:start-glue-point="0" draw:end-shape="id125" draw:end-glue-point="8" svg:d="M61350 32698v-2498" svg:viewBox="0 0 1 2499">
          <text:p/>
        </draw:connector>
        <draw:g xml:id="id128" draw:id="id128">
          <draw:g>
            <draw:custom-shape draw:style-name="gr16" draw:text-style-name="P10" draw:layer="ConfigLayout" svg:width="0.8cm" svg:height="0.3cm" svg:x="61.7cm" svg:y="31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2.5cm" svg:y="31.2cm">
              <text:p text:style-name="P9"><text:span text:style-name="T4">Move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1.7cm" svg:y="31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2.5cm" svg:y="31.5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1.7cm" svg:y="31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3.9cm" svg:y="3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1.7cm" svg:y="32.1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2.8cm" svg:y="32.1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27" draw:id="id127" draw:layer="ConfigLayout" svg:width="0.5cm" svg:height="0.5cm" svg:x="63.1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0" draw:layer="ConfigLayout" draw:type="line" svg:x1="61.6cm" svg:y1="29.95cm" svg:x2="63.1cm" svg:y2="29.95cm" draw:start-shape="id125" draw:end-shape="id127" svg:d="M61600 299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63.35cm" svg:y1="31.2cm" svg:x2="63.35cm" svg:y2="30.2cm" draw:start-shape="id128" draw:end-shape="id127" draw:end-glue-point="8" svg:d="M63350 31200v-1000" svg:viewBox="0 0 1 1001">
          <text:p/>
        </draw:connector>
        <draw:connector draw:style-name="gr21" draw:text-style-name="P10" draw:layer="ConfigLayout" draw:type="curve" svg:x1="46.05cm" svg:y1="28.5cm" svg:x2="59.3cm" svg:y2="29.95cm" draw:start-shape="id106" draw:start-glue-point="8" draw:end-shape="id124" draw:end-glue-point="6" svg:d="M46050 28500c0 967 4416 1450 13250 1450" svg:viewBox="0 0 13251 1451">
          <text:p/>
        </draw:connector>
        <draw:connector draw:style-name="gr21" draw:text-style-name="P10" draw:layer="ConfigLayout" draw:type="curve" svg:x1="46.05cm" svg:y1="28.5cm" svg:x2="61.1cm" svg:y2="29.95cm" draw:start-shape="id106" draw:start-glue-point="8" draw:end-shape="id125" draw:end-glue-point="6" svg:d="M46050 28500c0 967 5016 1450 15050 1450" svg:viewBox="0 0 15051 1451">
          <text:p/>
        </draw:connector>
        <draw:connector draw:style-name="gr21" draw:text-style-name="P10" draw:layer="ConfigLayout" draw:type="curve" svg:x1="46.05cm" svg:y1="28.5cm" svg:x2="63.1cm" svg:y2="29.95cm" draw:start-shape="id106" draw:start-glue-point="8" draw:end-shape="id127" draw:end-glue-point="6" svg:d="M46050 28500c0 967 5683 1450 17050 1450" svg:viewBox="0 0 17051 1451">
          <text:p/>
        </draw:connector>
        <draw:connector draw:style-name="gr58" draw:text-style-name="P10" draw:layer="ConfigLayout" draw:type="line" svg:x1="58.399cm" svg:y1="28.499cm" svg:x2="59.373cm" svg:y2="29.773cm" draw:start-shape="id69" draw:start-glue-point="5" draw:end-shape="id124" draw:end-glue-point="5" svg:d="M58399 28499l974 1274" svg:viewBox="0 0 975 1275">
          <text:p text:style-name="P9"><text:span text:style-name="T4">Transfer</text:span></text:p>
        </draw:connector>
        <draw:custom-shape draw:style-name="gr5" draw:text-style-name="P6" xml:id="id130" draw:id="id130" draw:layer="ConfigLayout" svg:width="0.5cm" svg:height="0.5cm" svg:x="70.3cm" svg:y="28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69.9cm" svg:y1="31.999cm" svg:x2="70.3cm" svg:y2="29.152cm" draw:start-shape="id129" draw:start-glue-point="1" draw:end-shape="id130" draw:end-glue-point="6" svg:d="M69900 31999l400-2847" svg:viewBox="0 0 401 2848">
          <text:p/>
        </draw:connector>
        <draw:g xml:id="id129" draw:id="id129">
          <draw:g>
            <draw:custom-shape draw:style-name="gr16" draw:text-style-name="P10" draw:layer="ConfigLayout" svg:width="0.8cm" svg:height="0.3cm" svg:x="66.6cm" svg:y="30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7.4cm" svg:y="30.198cm">
              <text:p text:style-name="P9"><text:span text:style-name="T4">Collec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6.6cm" svg:y="30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7.4cm" svg:y="30.4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6.6cm" svg:y="30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8.8cm" svg:y="31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66.6cm" svg:y="31.4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68.2cm" svg:y="31.4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8.8cm" svg:y="31.1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66.6cm" svg:y="31.1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1cm" svg:height="0.3cm" svg:x="67.8cm" svg:y="31.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8.8cm" svg:y="31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66.6cm" svg:y="31.7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68.2cm" svg:y="31.7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8.8cm" svg:y="32cm">
                <text:p/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66.6cm" svg:y="3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68.2cm" svg:y="32cm">
                <text:p text:style-name="P9"><text:span text:style-name="T4">0.9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9.1cm" svg:y="32.3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2" draw:layer="ConfigLayout" svg:width="1.3cm" svg:height="0.3cm" svg:x="66.6cm" svg:y="32.3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67.9cm" svg:y="32.3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9.1cm" svg:y="32.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66.6cm" svg:y="32.6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67.9cm" svg:y="32.6cm">
                <text:p text:style-name="P9"><text:span text:style-name="T4">SmoothFixed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9.1cm" svg:y="32.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66.6cm" svg:y="32.9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67.9cm" svg:y="32.9cm">
                <text:p text:style-name="P9"><text:span text:style-name="T4">0.5^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7" draw:text-style-name="P10" draw:layer="ConfigLayout" svg:width="0.8cm" svg:height="0.3cm" svg:x="69.1cm" svg:y="33.2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66.6cm" svg:y="33.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67.9cm" svg:y="33.2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9.1cm" svg:y="33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66.6cm" svg:y="33.5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67.9cm" svg:y="33.5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10" draw:layer="ConfigLayout" draw:type="line" svg:x1="70.8cm" svg:y1="29.152cm" svg:x2="72.1cm" svg:y2="29.4cm" draw:start-shape="id130" draw:end-shape="id103" draw:end-glue-point="3" svg:d="M70800 29152l1300 248" svg:viewBox="0 0 1301 249">
          <text:p text:style-name="P9"><text:span text:style-name="T4">Transfer</text:span></text:p>
        </draw:connector>
        <draw:connector draw:style-name="gr15" draw:text-style-name="P10" draw:layer="ConfigLayout" draw:type="curve" svg:x1="50.672cm" svg:y1="80.901cm" svg:x2="70.55cm" svg:y2="29.402cm" draw:start-shape="id131" draw:start-glue-point="2" draw:end-shape="id130" draw:end-glue-point="8" svg:d="M50672 80901c13252 0 19878-17166 19878-51499" svg:viewBox="0 0 19879 51500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70.55cm" svg:y2="29.402cm" draw:start-shape="id2" draw:start-glue-point="4" draw:end-shape="id130" draw:end-glue-point="8" svg:d="M49298 107198c14168 0 21252-25932 21252-77796" svg:viewBox="0 0 21253 77797">
          <text:p text:style-name="P9"><text:span text:style-name="T4">Update</text:span></text:p>
        </draw:connector>
        <draw:custom-shape draw:style-name="gr5" draw:text-style-name="P6" xml:id="id133" draw:id="id133" draw:layer="ConfigLayout" svg:width="0.5cm" svg:height="0.5cm" svg:x="83.5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32" draw:id="id132">
          <draw:g>
            <draw:custom-shape draw:style-name="gr16" draw:text-style-name="P10" draw:layer="ConfigLayout" svg:width="0.8cm" svg:height="0.3cm" svg:x="82.1cm" svg:y="31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1.198cm">
              <text:p text:style-name="P9"><text:span text:style-name="T4">Collect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1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1.4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1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4.3cm" svg:y="32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2.1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3.2cm" svg:y="32.1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83.75cm" svg:y1="31.198cm" svg:x2="83.75cm" svg:y2="30.2cm" draw:start-shape="id132" draw:start-glue-point="0" draw:end-shape="id133" draw:end-glue-point="8" svg:d="M83750 31198v-998" svg:viewBox="0 0 1 999">
          <text:p/>
        </draw:connector>
        <draw:custom-shape draw:style-name="gr5" draw:text-style-name="P6" xml:id="id134" draw:id="id134" draw:layer="ConfigLayout" svg:width="0.5cm" svg:height="0.5cm" svg:x="85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0" draw:layer="ConfigLayout" draw:type="line" svg:x1="84cm" svg:y1="29.95cm" svg:x2="85.3cm" svg:y2="29.95cm" draw:start-shape="id133" draw:start-glue-point="10" draw:end-shape="id134" draw:end-glue-point="6" svg:d="M84000 29950h1300" svg:viewBox="0 0 1301 1">
          <text:p text:style-name="P9"><text:span text:style-name="T4">Transfer</text:span></text:p>
        </draw:connector>
        <draw:g xml:id="id135" draw:id="id135">
          <draw:g>
            <draw:custom-shape draw:style-name="gr16" draw:text-style-name="P10" draw:layer="ConfigLayout" svg:width="0.8cm" svg:height="0.3cm" svg:x="83.9cm" svg:y="32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4.7cm" svg:y="32.698cm">
              <text:p text:style-name="P9"><text:span text:style-name="T4">Collect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3.9cm" svg:y="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4.7cm" svg:y="32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3.9cm" svg:y="33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6.1cm" svg:y="33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9cm" svg:y="33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5cm" svg:y="33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85.55cm" svg:y1="32.698cm" svg:x2="85.55cm" svg:y2="30.2cm" draw:start-shape="id135" draw:start-glue-point="0" draw:end-shape="id134" draw:end-glue-point="8" svg:d="M85550 32698v-2498" svg:viewBox="0 0 1 2499">
          <text:p/>
        </draw:connector>
        <draw:g xml:id="id137" draw:id="id137">
          <draw:g>
            <draw:custom-shape draw:style-name="gr16" draw:text-style-name="P10" draw:layer="ConfigLayout" svg:width="0.8cm" svg:height="0.3cm" svg:x="85.9cm" svg:y="31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6.7cm" svg:y="31.2cm">
              <text:p text:style-name="P9"><text:span text:style-name="T4">Collect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5.9cm" svg:y="31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6.7cm" svg:y="31.5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5.9cm" svg:y="31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8.1cm" svg:y="3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5.9cm" svg:y="32.1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7cm" svg:y="32.1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36" draw:id="id136" draw:layer="ConfigLayout" svg:width="0.5cm" svg:height="0.5cm" svg:x="87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0" draw:layer="ConfigLayout" draw:type="line" svg:x1="85.8cm" svg:y1="29.95cm" svg:x2="87.3cm" svg:y2="29.95cm" draw:start-shape="id134" draw:end-shape="id136" svg:d="M85800 299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87.55cm" svg:y1="31.2cm" svg:x2="87.55cm" svg:y2="30.2cm" draw:start-shape="id137" draw:end-shape="id136" draw:end-glue-point="8" svg:d="M87550 31200v-1000" svg:viewBox="0 0 1 1001">
          <text:p/>
        </draw:connector>
        <draw:connector draw:style-name="gr58" draw:text-style-name="P10" draw:layer="ConfigLayout" draw:type="line" svg:x1="82.198cm" svg:y1="29.399cm" svg:x2="83.5cm" svg:y2="29.95cm" draw:start-shape="id99" draw:start-glue-point="5" draw:end-shape="id133" draw:end-glue-point="6" svg:d="M82198 29399l1302 551" svg:viewBox="0 0 1303 552">
          <text:p text:style-name="P9"><text:span text:style-name="T4">Transfer</text:span></text:p>
        </draw:connector>
        <draw:connector draw:style-name="gr21" draw:text-style-name="P10" draw:layer="ConfigLayout" draw:type="curve" svg:x1="70.55cm" svg:y1="29.402cm" svg:x2="83.5cm" svg:y2="29.95cm" draw:start-shape="id130" draw:start-glue-point="8" draw:end-shape="id133" draw:end-glue-point="6" svg:d="M70550 29402c0 366 4316 548 12950 548" svg:viewBox="0 0 12951 549">
          <text:p/>
        </draw:connector>
        <draw:connector draw:style-name="gr21" draw:text-style-name="P10" draw:layer="ConfigLayout" draw:type="curve" svg:x1="70.55cm" svg:y1="29.402cm" svg:x2="87.3cm" svg:y2="29.95cm" draw:start-shape="id130" draw:start-glue-point="8" draw:end-shape="id136" draw:end-glue-point="6" svg:d="M70550 29402c0 366 5583 548 16750 548" svg:viewBox="0 0 16751 549">
          <text:p/>
        </draw:connector>
        <draw:connector draw:style-name="gr21" draw:text-style-name="P10" draw:layer="ConfigLayout" draw:type="curve" svg:x1="70.55cm" svg:y1="29.402cm" svg:x2="85.3cm" svg:y2="29.95cm" draw:start-shape="id130" draw:start-glue-point="8" draw:end-shape="id134" draw:end-glue-point="6" svg:d="M70550 29402c0 366 4916 548 14750 548" svg:viewBox="0 0 14751 549">
          <text:p/>
        </draw:connector>
        <draw:connector draw:style-name="gr15" draw:text-style-name="P10" draw:layer="ConfigLayout" draw:type="curve" svg:x1="74.2cm" svg:y1="21.65cm" svg:x2="70.55cm" svg:y2="28.902cm" draw:start-shape="id98" draw:start-glue-point="6" draw:end-shape="id130" draw:end-glue-point="4" svg:d="M74200 21650c-2434 0-3650 2417-3650 7252" svg:viewBox="0 0 3651 7253">
          <text:p text:style-name="P9"><text:span text:style-name="T4">Parameter</text:span></text:p>
        </draw:connector>
        <draw:g xml:id="id138" draw:id="id138">
          <draw:g>
            <draw:custom-shape draw:style-name="gr16" draw:text-style-name="P10" draw:layer="ConfigLayout" svg:width="0.8cm" svg:height="0.3cm" svg:x="81.9cm" svg:y="27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7cm" svg:y="27.398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81.9cm" svg:y="27.3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83.55cm" svg:y1="27.7cm" svg:x2="82.198cm" svg:y2="29.399cm" draw:start-shape="id138" draw:start-glue-point="2" draw:end-shape="id99" draw:end-glue-point="5" svg:d="M83550 27700l-1352 1699" svg:viewBox="0 0 1353 1700">
          <text:p/>
        </draw:connector>
        <draw:custom-shape draw:style-name="gr5" draw:text-style-name="P6" xml:id="id140" draw:id="id140" draw:layer="ConfigLayout" svg:width="0.5cm" svg:height="0.5cm" svg:x="20.3cm" svg:y="3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18.3cm" svg:y1="30.801cm" svg:x2="20.3cm" svg:y2="30.852cm" draw:start-shape="id139" draw:start-glue-point="1" draw:end-shape="id140" draw:end-glue-point="6" svg:d="M18300 30801l2000 51" svg:viewBox="0 0 2001 52">
          <text:p/>
        </draw:connector>
        <draw:g xml:id="id139" draw:id="id139">
          <draw:g>
            <draw:custom-shape draw:style-name="gr16" draw:text-style-name="P10" draw:layer="ConfigLayout" svg:width="0.8cm" svg:height="0.3cm" svg:x="15cm" svg:y="29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5.8cm" svg:y="29cm">
              <text:p text:style-name="P9"><text:span text:style-name="T4">Shif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5cm" svg:y="29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5.8cm" svg:y="29.3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5cm" svg:y="29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7.2cm" svg:y="30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15cm" svg:y="30.2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16.6cm" svg:y="30.2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7.2cm" svg:y="29.902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15cm" svg:y="29.9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1cm" svg:height="0.3cm" svg:x="16.2cm" svg:y="29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7.2cm" svg:y="30.5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15cm" svg:y="30.5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16.6cm" svg:y="30.5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2cm" svg:y="30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15cm" svg:y="30.8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16.6cm" svg:y="30.802cm">
                <text:p text:style-name="P9"><text:span text:style-name="T4">0.9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17.5cm" svg:y="31.1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2" draw:layer="ConfigLayout" svg:width="1.3cm" svg:height="0.3cm" svg:x="15cm" svg:y="31.1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16.3cm" svg:y="31.1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17.5cm" svg:y="31.4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15cm" svg:y="31.4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16.3cm" svg:y="31.402cm">
                <text:p text:style-name="P9"><text:span text:style-name="T4">SmoothFixed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17.5cm" svg:y="31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15cm" svg:y="31.7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16.3cm" svg:y="31.702cm">
                <text:p text:style-name="P9"><text:span text:style-name="T4">0.5^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7" draw:text-style-name="P10" draw:layer="ConfigLayout" svg:width="0.8cm" svg:height="0.3cm" svg:x="17.5cm" svg:y="32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15cm" svg:y="32.0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16.3cm" svg:y="32.002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17.5cm" svg:y="32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15cm" svg:y="32.3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16.3cm" svg:y="32.3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25.85cm" svg:y1="24.1cm" svg:x2="20.55cm" svg:y2="30.602cm" draw:start-shape="id62" draw:start-glue-point="8" draw:end-shape="id140" draw:end-glue-point="0" svg:d="M25850 24100c0 4878-5300 1627-5300 6502" svg:viewBox="0 0 5301 6503">
          <text:p text:style-name="P9"><text:span text:style-name="T4">Parameter</text:span></text:p>
        </draw:connector>
        <draw:connector draw:style-name="gr13" draw:text-style-name="P10" draw:layer="ConfigLayout" draw:type="line" svg:x1="20.8cm" svg:y1="30.852cm" svg:x2="22.401cm" svg:y2="31.597cm" draw:start-shape="id140" draw:start-glue-point="10" draw:end-shape="id60" draw:end-glue-point="4" svg:d="M20800 30852l1601 745" svg:viewBox="0 0 1602 746">
          <text:p text:style-name="P9"><text:span text:style-name="T4">Transfer</text:span></text:p>
        </draw:connector>
        <draw:custom-shape draw:style-name="gr5" draw:text-style-name="P6" xml:id="id142" draw:id="id142" draw:layer="ConfigLayout" svg:width="0.5cm" svg:height="0.5cm" svg:x="33.1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41" draw:id="id141">
          <draw:g>
            <draw:custom-shape draw:style-name="gr16" draw:text-style-name="P10" draw:layer="ConfigLayout" svg:width="0.8cm" svg:height="0.3cm" svg:x="31.7cm" svg:y="3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2.5cm" svg:y="33.998cm">
              <text:p text:style-name="P9"><text:span text:style-name="T4">Shift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1.7cm" svg:y="34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2.5cm" svg:y="34.2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1.7cm" svg:y="34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3.9cm" svg:y="34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1.7cm" svg:y="34.9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2.8cm" svg:y="34.9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33.35cm" svg:y1="33.998cm" svg:x2="33.35cm" svg:y2="33cm" draw:start-shape="id141" draw:end-shape="id142" draw:end-glue-point="8" svg:d="M33350 33998v-998" svg:viewBox="0 0 1 999">
          <text:p/>
        </draw:connector>
        <draw:custom-shape draw:style-name="gr5" draw:text-style-name="P6" xml:id="id143" draw:id="id143" draw:layer="ConfigLayout" svg:width="0.5cm" svg:height="0.5cm" svg:x="34.9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0" draw:layer="ConfigLayout" draw:type="line" svg:x1="33.6cm" svg:y1="32.75cm" svg:x2="34.9cm" svg:y2="32.75cm" draw:start-shape="id142" draw:start-glue-point="10" draw:end-shape="id143" draw:end-glue-point="6" svg:d="M33600 32750h1300" svg:viewBox="0 0 1301 1">
          <text:p text:style-name="P9"><text:span text:style-name="T4">Transfer</text:span></text:p>
        </draw:connector>
        <draw:g xml:id="id144" draw:id="id144">
          <draw:g>
            <draw:custom-shape draw:style-name="gr16" draw:text-style-name="P10" draw:layer="ConfigLayout" svg:width="0.8cm" svg:height="0.3cm" svg:x="33.5cm" svg:y="35.5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5.498cm">
              <text:p text:style-name="P9"><text:span text:style-name="T4">Shift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3.5cm" svg:y="35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5.7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6.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5.7cm" svg:y="36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6.4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4.6cm" svg:y="36.4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35.15cm" svg:y1="35.498cm" svg:x2="35.15cm" svg:y2="33cm" draw:start-shape="id144" draw:start-glue-point="0" draw:end-shape="id143" draw:end-glue-point="8" svg:d="M35150 35498v-2498" svg:viewBox="0 0 1 2499">
          <text:p/>
        </draw:connector>
        <draw:g xml:id="id146" draw:id="id146">
          <draw:g>
            <draw:custom-shape draw:style-name="gr16" draw:text-style-name="P10" draw:layer="ConfigLayout" svg:width="0.8cm" svg:height="0.3cm" svg:x="35.5cm" svg:y="34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6.3cm" svg:y="34cm">
              <text:p text:style-name="P9"><text:span text:style-name="T4">Shift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5.5cm" svg:y="34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6.3cm" svg:y="34.3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5.5cm" svg:y="34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7.7cm" svg:y="34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5cm" svg:y="34.9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6.6cm" svg:y="34.9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45" draw:id="id145" draw:layer="ConfigLayout" svg:width="0.5cm" svg:height="0.5cm" svg:x="36.9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0" draw:layer="ConfigLayout" draw:type="line" svg:x1="35.4cm" svg:y1="32.75cm" svg:x2="36.9cm" svg:y2="32.75cm" draw:start-shape="id143" draw:end-shape="id145" svg:d="M35400 327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37.15cm" svg:y1="34cm" svg:x2="37.15cm" svg:y2="33cm" draw:start-shape="id146" draw:end-shape="id145" draw:end-glue-point="8" svg:d="M37150 34000v-1000" svg:viewBox="0 0 1 1001">
          <text:p/>
        </draw:connector>
        <draw:connector draw:style-name="gr58" draw:text-style-name="P10" draw:layer="ConfigLayout" draw:type="line" svg:x1="32.499cm" svg:y1="31.597cm" svg:x2="33.173cm" svg:y2="32.573cm" draw:start-shape="id60" draw:start-glue-point="5" draw:end-shape="id142" draw:end-glue-point="5" svg:d="M32499 31597l674 976" svg:viewBox="0 0 675 977">
          <text:p text:style-name="P9"><text:span text:style-name="T4">Transfer</text:span></text:p>
        </draw:connector>
        <draw:connector draw:style-name="gr21" draw:text-style-name="P10" draw:layer="ConfigLayout" draw:type="curve" svg:x1="20.55cm" svg:y1="31.102cm" svg:x2="36.9cm" svg:y2="32.75cm" draw:start-shape="id140" draw:start-glue-point="8" draw:end-shape="id145" draw:end-glue-point="6" svg:d="M20550 31102c0 1099 5450 1648 16350 1648" svg:viewBox="0 0 16351 1649">
          <text:p/>
        </draw:connector>
        <draw:connector draw:style-name="gr21" draw:text-style-name="P10" draw:layer="ConfigLayout" draw:type="curve" svg:x1="20.55cm" svg:y1="31.102cm" svg:x2="34.9cm" svg:y2="32.75cm" draw:start-shape="id140" draw:start-glue-point="8" draw:end-shape="id143" draw:end-glue-point="6" svg:d="M20550 31102c0 1099 4783 1648 14350 1648" svg:viewBox="0 0 14351 1649">
          <text:p/>
        </draw:connector>
        <draw:connector draw:style-name="gr21" draw:text-style-name="P10" draw:layer="ConfigLayout" draw:type="curve" svg:x1="20.55cm" svg:y1="31.102cm" svg:x2="33.1cm" svg:y2="32.75cm" draw:start-shape="id140" draw:start-glue-point="8" draw:end-shape="id142" draw:end-glue-point="6" svg:d="M20550 31102c0 1099 4183 1648 12550 1648" svg:viewBox="0 0 12551 1649">
          <text:p/>
        </draw:connector>
        <draw:custom-shape draw:style-name="gr5" draw:text-style-name="P6" xml:id="id148" draw:id="id148" draw:layer="ConfigLayout" svg:width="0.5cm" svg:height="0.5cm" svg:x="60.3cm" svg:y="2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60.05cm" svg:y1="26.9cm" svg:x2="60.55cm" svg:y2="28.2cm" draw:start-shape="id147" draw:start-glue-point="2" draw:end-shape="id148" draw:end-glue-point="4" svg:d="M60050 26900l500 1300" svg:viewBox="0 0 501 1301">
          <text:p/>
        </draw:connector>
        <draw:g xml:id="id147" draw:id="id147">
          <draw:g>
            <draw:custom-shape draw:style-name="gr16" draw:text-style-name="P10" draw:layer="ConfigLayout" svg:width="0.8cm" svg:height="0.3cm" svg:x="58.4cm" svg:y="23.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9.2cm" svg:y="23.298cm">
              <text:p text:style-name="P9"><text:span text:style-name="T4">MoveVelocity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8.4cm" svg:y="23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9.2cm" svg:y="23.5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8.4cm" svg:y="23.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0.6cm" svg:y="24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58.4cm" svg:y="24.5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60cm" svg:y="24.5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0.6cm" svg:y="24.2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58.4cm" svg:y="24.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1cm" svg:height="0.3cm" svg:x="59.6cm" svg:y="24.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0.6cm" svg:y="24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58.4cm" svg:y="24.8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60cm" svg:y="24.8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0.6cm" svg:y="25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58.4cm" svg:y="25.1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60cm" svg:y="25.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0.9cm" svg:y="25.4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2" draw:layer="ConfigLayout" svg:width="1.3cm" svg:height="0.3cm" svg:x="58.4cm" svg:y="25.4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59.7cm" svg:y="25.4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0.9cm" svg:y="25.7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58.4cm" svg:y="25.7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59.7cm" svg:y="25.7cm">
                <text:p text:style-name="P9"><text:span text:style-name="T4">SmoothFixed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0.9cm" svg:y="2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58.4cm" svg:y="26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59.7cm" svg:y="26cm">
                <text:p text:style-name="P9"><text:span text:style-name="T4">0.5^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7" draw:text-style-name="P10" draw:layer="ConfigLayout" svg:width="0.8cm" svg:height="0.3cm" svg:x="60.9cm" svg:y="26.3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58.4cm" svg:y="26.3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59.7cm" svg:y="26.3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0.9cm" svg:y="26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58.4cm" svg:y="26.6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59.7cm" svg:y="26.6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58.399cm" svg:y1="28.499cm" svg:x2="60.3cm" svg:y2="28.45cm" draw:start-shape="id69" draw:start-glue-point="5" draw:end-shape="id148" draw:end-glue-point="6" svg:d="M58399 28499c1578 0 628-49 1901-49" svg:viewBox="0 0 1902 50">
          <text:p text:style-name="P9"><text:span text:style-name="T4">Parameter</text:span></text:p>
        </draw:connector>
        <draw:connector draw:style-name="gr15" draw:text-style-name="P10" draw:layer="ConfigLayout" draw:type="curve" svg:x1="49.298cm" svg:y1="107.198cm" svg:x2="60.55cm" svg:y2="28.7cm" draw:start-shape="id2" draw:start-glue-point="4" draw:end-shape="id148" draw:end-glue-point="8" svg:d="M49298 107198c7502 0 11252-26166 11252-78498" svg:viewBox="0 0 11253 78499">
          <text:p text:style-name="P9"><text:span text:style-name="T4">Update</text:span></text:p>
        </draw:connector>
        <draw:connector draw:style-name="gr15" draw:text-style-name="P10" draw:layer="ConfigLayout" draw:type="curve" svg:x1="50.672cm" svg:y1="80.901cm" svg:x2="60.55cm" svg:y2="28.7cm" draw:start-shape="id131" draw:start-glue-point="2" draw:end-shape="id148" draw:end-glue-point="8" svg:d="M50672 80901c6586 0 9878-17400 9878-52201" svg:viewBox="0 0 9879 52202">
          <text:p text:style-name="P9"><text:span text:style-name="T4">Error</text:span></text:p>
        </draw:connector>
        <draw:custom-shape draw:style-name="gr5" draw:text-style-name="P6" xml:id="id150" draw:id="id150" draw:layer="ConfigLayout" svg:width="0.5cm" svg:height="0.5cm" svg:x="62.001cm" svg:y="2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2" draw:id="id152" draw:layer="ConfigLayout" svg:width="0.5cm" svg:height="0.5cm" svg:x="62.5cm" svg:y="2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4" draw:id="id154" draw:layer="ConfigLayout" svg:width="0.5cm" svg:height="0.5cm" svg:x="62.7cm" svg:y="2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49" draw:id="id149">
          <draw:g>
            <draw:custom-shape draw:style-name="gr16" draw:text-style-name="P10" draw:layer="ConfigLayout" svg:width="0.8cm" svg:height="0.3cm" svg:x="60.6cm" svg:y="22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4cm" svg:y="22cm">
              <text:p text:style-name="P9"><text:span text:style-name="T4">MoveVelocity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0.6cm" svg:y="22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4cm" svg:y="22.3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0.6cm" svg:y="22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2.8cm" svg:y="2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6cm" svg:y="22.9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1.7cm" svg:y="22.902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51" draw:id="id151">
          <draw:g>
            <draw:custom-shape draw:style-name="gr16" draw:text-style-name="P10" draw:layer="ConfigLayout" svg:width="0.8cm" svg:height="0.3cm" svg:x="62.5cm" svg:y="23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3.3cm" svg:y="23.698cm">
              <text:p text:style-name="P9"><text:span text:style-name="T4">MoveVelocity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2.5cm" svg:y="2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3.3cm" svg:y="23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2.5cm" svg:y="24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4.7cm" svg:y="24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2.5cm" svg:y="24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3.6cm" svg:y="24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53" draw:id="id153">
          <draw:g>
            <draw:custom-shape draw:style-name="gr16" draw:text-style-name="P10" draw:layer="ConfigLayout" svg:width="0.8cm" svg:height="0.3cm" svg:x="64.5cm" svg:y="25.3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3cm" svg:y="25.3cm">
              <text:p text:style-name="P9"><text:span text:style-name="T4">MoveVelocity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4.5cm" svg:y="25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3cm" svg:y="25.6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4.5cm" svg:y="25.9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6.7cm" svg:y="26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4.5cm" svg:y="26.2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5.6cm" svg:y="26.2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62.25cm" svg:y1="23.202cm" svg:x2="62.251cm" svg:y2="26.901cm" draw:start-shape="id149" draw:start-glue-point="2" draw:end-shape="id150" draw:end-glue-point="4" svg:d="M62250 23202l1 3699" svg:viewBox="0 0 2 3700">
          <text:p/>
        </draw:connector>
        <draw:connector draw:style-name="gr39" draw:text-style-name="P7" draw:layer="ConfigLayout" draw:type="line" svg:x1="64.15cm" svg:y1="24.9cm" svg:x2="62.927cm" svg:y2="27.873cm" draw:start-shape="id151" draw:start-glue-point="2" draw:end-shape="id152" draw:end-glue-point="11" svg:d="M64150 24900l-1223 2973" svg:viewBox="0 0 1224 2974">
          <text:p/>
        </draw:connector>
        <draw:connector draw:style-name="gr39" draw:text-style-name="P7" draw:layer="ConfigLayout" draw:type="line" svg:x1="66.15cm" svg:y1="26.502cm" svg:x2="63.2cm" svg:y2="28.95cm" draw:start-shape="id153" draw:start-glue-point="2" draw:end-shape="id154" draw:end-glue-point="10" svg:d="M66150 26502l-2950 2448" svg:viewBox="0 0 2951 2449">
          <text:p/>
        </draw:connector>
        <draw:connector draw:style-name="gr21" draw:text-style-name="P10" draw:layer="ConfigLayout" draw:type="curve" svg:x1="60.727cm" svg:y1="28.273cm" svg:x2="62.001cm" svg:y2="27.151cm" draw:start-shape="id148" draw:start-glue-point="11" draw:end-shape="id150" draw:end-glue-point="6" svg:d="M60727 28273c1011 0 374-1122 1274-1122" svg:viewBox="0 0 1275 1123">
          <text:p/>
        </draw:connector>
        <draw:connector draw:style-name="gr21" draw:text-style-name="P10" draw:layer="ConfigLayout" draw:type="curve" svg:x1="60.8cm" svg:y1="28.45cm" svg:x2="62.5cm" svg:y2="28.05cm" draw:start-shape="id148" draw:start-glue-point="10" draw:end-shape="id152" draw:end-glue-point="6" svg:d="M60800 28450c1276 0 427-400 1700-400" svg:viewBox="0 0 1701 401">
          <text:p/>
        </draw:connector>
        <draw:connector draw:style-name="gr21" draw:text-style-name="P10" draw:layer="ConfigLayout" draw:type="curve" svg:x1="60.727cm" svg:y1="28.627cm" svg:x2="62.7cm" svg:y2="28.95cm" draw:start-shape="id148" draw:start-glue-point="9" draw:end-shape="id154" draw:end-glue-point="6" svg:d="M60727 28627c1536 0 550 323 1973 323" svg:viewBox="0 0 1974 324">
          <text:p/>
        </draw:connector>
        <draw:connector draw:style-name="gr15" draw:text-style-name="P10" draw:layer="ConfigLayout" draw:type="curve" svg:x1="50.672cm" svg:y1="80.901cm" svg:x2="20.55cm" svg:y2="31.102cm" draw:start-shape="id131" draw:start-glue-point="2" draw:end-shape="id140" draw:end-glue-point="8" svg:d="M50672 80901c0 751-30122 25651-30122-49799" svg:viewBox="0 0 30123 54325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20.55cm" svg:y2="31.102cm" draw:start-shape="id2" draw:start-glue-point="4" draw:end-shape="id140" draw:end-glue-point="8" svg:d="M49298 107198c0 1056-28748 39104-28748-76096" svg:viewBox="0 0 28749 82946">
          <text:p text:style-name="P9"><text:span text:style-name="T4">Update</text:span></text:p>
        </draw:connector>
        <draw:connector draw:style-name="gr21" draw:text-style-name="P10" draw:layer="layout" draw:type="curve" svg:x1="48.601cm" svg:y1="81.151cm" svg:x2="31.599cm" svg:y2="71.601cm" draw:start-shape="id116" draw:start-glue-point="6" draw:end-shape="id20" draw:end-glue-point="5" svg:d="M48601 81151c-8848 0-7373-5176-9412-7864s-7590-2887-7590-1686" svg:viewBox="0 0 17003 10254">
          <text:p/>
        </draw:connector>
        <draw:connector draw:style-name="gr15" draw:text-style-name="P10" draw:layer="layout" draw:type="curve" svg:x1="48.601cm" svg:y1="81.151cm" svg:x2="17.15cm" svg:y2="71.3cm" draw:start-shape="id116" draw:start-glue-point="6" draw:end-shape="id32" draw:end-glue-point="8" svg:d="M48601 81151c-20968 0-31451-3283-31451-9851" svg:viewBox="0 0 31452 9852">
          <text:p text:style-name="P9"><text:span text:style-name="T4">OffsetError:4 5</text:span></text:p>
        </draw:connector>
        <draw:custom-shape draw:style-name="gr5" draw:text-style-name="P6" xml:id="id155" draw:id="id155" draw:layer="ConfigLayout" svg:width="0.5cm" svg:height="0.5cm" svg:x="49.802cm" svg:y="7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49.028cm" svg:y1="80.974cm" svg:x2="49.875cm" svg:y2="80.029cm" draw:start-shape="id116" draw:start-glue-point="11" draw:end-shape="id155" draw:end-glue-point="7" svg:d="M49028 80974l847-945" svg:viewBox="0 0 848 946">
          <text:p/>
        </draw:connector>
        <draw:g xml:id="id156" draw:id="id156">
          <draw:g>
            <draw:custom-shape draw:style-name="gr16" draw:text-style-name="P10" draw:layer="ConfigLayout" svg:width="0.8cm" svg:height="0.3cm" svg:x="50.9cm" svg:y="77.4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77.398cm">
              <text:p text:style-name="P9"><text:span text:style-name="T4">OffsetError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0.9cm" svg:y="77.7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77.698cm">
              <text:p text:style-name="P9"><text:span text:style-name="T4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9cm" svg:y="78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.1cm" svg:y="78.6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9cm" svg:y="78.6cm">
                <text:p text:style-name="P9"><text:span text:style-name="T4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cm" svg:y="78.6cm">
                <text:p text:style-name="P9"><text:span text:style-name="T4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3.1cm" svg:y="78.3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9cm" svg:y="78.3cm">
                <text:p text:style-name="P9"><text:span text:style-name="T4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cm" svg:y="78.3cm">
                <text:p text:style-name="P9"><text:span text:style-name="T4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2.55cm" svg:y1="78.9cm" svg:x2="50.229cm" svg:y2="79.675cm" draw:start-shape="id156" draw:start-glue-point="2" draw:end-shape="id155" draw:end-glue-point="11" svg:d="M52550 78900l-2321 775" svg:viewBox="0 0 2322 7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0cm" fo:page-height="1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4-27T18:13:43.359000000</dc:date>
    <meta:editing-duration>P2DT1H45M34S</meta:editing-duration>
    <meta:editing-cycles>269</meta:editing-cycles>
    <meta:document-statistic meta:object-count="1743"/>
  </office:meta>
</office:document-meta>
</file>